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c5228" officeooo:paragraph-rsid="00193c0c"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193c0c"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47190e" officeooo:paragraph-rsid="00193c0c"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8add" officeooo:paragraph-rsid="00193c0c"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47fb79" officeooo:paragraph-rsid="00193c0c"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9ce3f" officeooo:paragraph-rsid="00193c0c"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517d40" officeooo:paragraph-rsid="00193c0c"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348f7" officeooo:paragraph-rsid="00193c0c"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6bf20" officeooo:paragraph-rsid="00193c0c"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d1de3" officeooo:paragraph-rsid="00193c0c"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60f9dd" officeooo:paragraph-rsid="00193c0c"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61e1e6" officeooo:paragraph-rsid="00193c0c"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63c8c6" officeooo:paragraph-rsid="00193c0c"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688003" officeooo:paragraph-rsid="00193c0c"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6d7b0f" officeooo:paragraph-rsid="00193c0c"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7b5eb5" officeooo:paragraph-rsid="00193c0c"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8b5c18" officeooo:paragraph-rsid="00193c0c"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958654" officeooo:paragraph-rsid="00193c0c"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8b6443" officeooo:paragraph-rsid="00193c0c"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982f6e" officeooo:paragraph-rsid="00193c0c"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9bacb4" officeooo:paragraph-rsid="00193c0c"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9d3527" officeooo:paragraph-rsid="00193c0c"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a7064c" officeooo:paragraph-rsid="00193c0c"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b5d3c7" officeooo:paragraph-rsid="00193c0c"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bac1af" officeooo:paragraph-rsid="00193c0c"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bcb764" officeooo:paragraph-rsid="00193c0c"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c0e9ca" officeooo:paragraph-rsid="00193c0c"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ca5168" officeooo:paragraph-rsid="00193c0c"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e4add5" officeooo:paragraph-rsid="00193c0c"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1cbd571" officeooo:paragraph-rsid="00193c0c"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bold" officeooo:rsid="00412366" officeooo:paragraph-rsid="00193c0c" style:font-size-asian="12pt" style:font-style-asian="normal" style:font-weight-asian="bold" style:font-size-complex="12pt" style:font-style-complex="normal" style:font-weight-complex="bold"/>
    </style:style>
    <style:style style:name="P32" style:family="paragraph" style:parent-style-name="Standard">
      <style:text-properties style:text-line-through-style="none" style:text-line-through-type="none" fo:font-size="12pt" fo:font-style="normal" fo:font-weight="bold" officeooo:rsid="006c6b79" officeooo:paragraph-rsid="00193c0c" style:font-size-asian="12pt" style:font-style-asian="normal" style:font-weight-asian="bold" style:font-size-complex="12pt" style:font-style-complex="normal" style:font-weight-complex="bold"/>
    </style:style>
    <style:style style:name="P33" style:family="paragraph" style:parent-style-name="Standard">
      <style:text-properties style:text-line-through-style="none" style:text-line-through-type="none" fo:font-size="12pt" fo:font-style="italic" fo:font-weight="normal" officeooo:rsid="0049ce3f" officeooo:paragraph-rsid="00193c0c" style:font-size-asian="12pt" style:font-style-asian="italic" style:font-weight-asian="normal" style:font-size-complex="12pt" style:font-style-complex="italic" style:font-weight-complex="normal"/>
    </style:style>
    <style:style style:name="P34" style:family="paragraph" style:parent-style-name="Standard">
      <style:text-properties style:text-line-through-style="none" style:text-line-through-type="none" fo:font-size="12pt" fo:font-style="italic" fo:font-weight="normal" officeooo:rsid="0060f9dd" officeooo:paragraph-rsid="00193c0c" style:font-size-asian="12pt" style:font-style-asian="italic" style:font-weight-asian="normal" style:font-size-complex="12pt" style:font-style-complex="italic" style:font-weight-complex="normal"/>
    </style:style>
    <style:style style:name="P35" style:family="paragraph" style:parent-style-name="Standard">
      <style:text-properties style:text-line-through-style="none" style:text-line-through-type="none" fo:font-size="12pt" fo:font-style="italic" fo:font-weight="normal" officeooo:rsid="00c2dff6" officeooo:paragraph-rsid="00193c0c" style:font-size-asian="12pt" style:font-style-asian="italic" style:font-weight-asian="normal" style:font-size-complex="12pt" style:font-style-complex="italic" style:font-weight-complex="normal"/>
    </style:style>
    <style:style style:name="P36" style:family="paragraph" style:parent-style-name="Standard">
      <style:text-properties fo:font-size="12pt" officeooo:rsid="000b3538" officeooo:paragraph-rsid="00193c0c" style:font-size-asian="12pt" style:font-size-complex="12pt"/>
    </style:style>
    <style:style style:name="P37" style:family="paragraph" style:parent-style-name="Standard">
      <style:text-properties fo:font-size="12pt" officeooo:rsid="001a5789" officeooo:paragraph-rsid="00193c0c" style:font-size-asian="12pt" style:font-size-complex="12pt"/>
    </style:style>
    <style:style style:name="P38" style:family="paragraph" style:parent-style-name="Standard">
      <style:text-properties fo:font-size="12pt" officeooo:rsid="001d8129" officeooo:paragraph-rsid="00193c0c" style:font-size-asian="12pt" style:font-size-complex="12pt"/>
    </style:style>
    <style:style style:name="P39" style:family="paragraph" style:parent-style-name="Standard">
      <style:text-properties fo:font-size="12pt" fo:font-style="normal" officeooo:rsid="000d1156" officeooo:paragraph-rsid="00193c0c" style:font-size-asian="12pt" style:font-style-asian="normal" style:font-size-complex="12pt" style:font-style-complex="normal"/>
    </style:style>
    <style:style style:name="P40" style:family="paragraph" style:parent-style-name="Standard">
      <style:text-properties fo:font-size="12pt" fo:font-style="normal" officeooo:rsid="000f7bd4" officeooo:paragraph-rsid="00193c0c" style:font-size-asian="12pt" style:font-style-asian="normal" style:font-size-complex="12pt" style:font-style-complex="normal"/>
    </style:style>
    <style:style style:name="P41" style:family="paragraph" style:parent-style-name="Standard">
      <style:text-properties fo:font-size="12pt" fo:font-style="normal" officeooo:rsid="00160bba" officeooo:paragraph-rsid="00193c0c" style:font-size-asian="12pt" style:font-style-asian="normal" style:font-size-complex="12pt" style:font-style-complex="normal"/>
    </style:style>
    <style:style style:name="P42" style:family="paragraph" style:parent-style-name="Standard">
      <style:text-properties fo:font-size="12pt" fo:font-style="normal" officeooo:rsid="001646ca" officeooo:paragraph-rsid="00193c0c" style:font-size-asian="12pt" style:font-style-asian="normal" style:font-size-complex="12pt" style:font-style-complex="normal"/>
    </style:style>
    <style:style style:name="P43" style:family="paragraph" style:parent-style-name="Standard">
      <style:text-properties fo:font-size="12pt" fo:font-style="normal" officeooo:rsid="0018664a" officeooo:paragraph-rsid="00193c0c" style:font-size-asian="12pt" style:font-style-asian="normal" style:font-size-complex="12pt" style:font-style-complex="normal"/>
    </style:style>
    <style:style style:name="P44" style:family="paragraph" style:parent-style-name="Standard">
      <style:text-properties fo:font-size="12pt" fo:font-style="normal" officeooo:rsid="001a5789" officeooo:paragraph-rsid="00193c0c" style:font-size-asian="12pt" style:font-style-asian="normal" style:font-size-complex="12pt" style:font-style-complex="normal"/>
    </style:style>
    <style:style style:name="P45" style:family="paragraph" style:parent-style-name="Standard">
      <style:text-properties fo:font-size="12pt" fo:font-style="normal" officeooo:rsid="001a6d2a" officeooo:paragraph-rsid="00193c0c" style:font-size-asian="12pt" style:font-style-asian="normal" style:font-size-complex="12pt" style:font-style-complex="normal"/>
    </style:style>
    <style:style style:name="P46" style:family="paragraph" style:parent-style-name="Standard">
      <style:text-properties fo:font-size="12pt" fo:font-style="normal" officeooo:rsid="001b99ec" officeooo:paragraph-rsid="00193c0c" style:font-size-asian="12pt" style:font-style-asian="normal" style:font-size-complex="12pt" style:font-style-complex="normal"/>
    </style:style>
    <style:style style:name="P47" style:family="paragraph" style:parent-style-name="Standard">
      <style:text-properties fo:font-size="12pt" fo:font-style="normal" officeooo:rsid="001d8129" officeooo:paragraph-rsid="00193c0c" style:font-size-asian="12pt" style:font-style-asian="normal" style:font-size-complex="12pt" style:font-style-complex="normal"/>
    </style:style>
    <style:style style:name="P48" style:family="paragraph" style:parent-style-name="Standard">
      <style:text-properties fo:font-size="12pt" fo:font-style="normal" officeooo:rsid="0024de84" officeooo:paragraph-rsid="00193c0c" style:font-size-asian="12pt" style:font-style-asian="normal" style:font-size-complex="12pt" style:font-style-complex="normal"/>
    </style:style>
    <style:style style:name="P49" style:family="paragraph" style:parent-style-name="Standard">
      <style:text-properties fo:font-size="12pt" fo:font-style="normal" officeooo:rsid="002689cb" officeooo:paragraph-rsid="00193c0c" style:font-size-asian="12pt" style:font-style-asian="normal" style:font-size-complex="12pt" style:font-style-complex="normal"/>
    </style:style>
    <style:style style:name="P50" style:family="paragraph" style:parent-style-name="Standard">
      <style:text-properties fo:font-size="12pt" fo:font-style="normal" officeooo:rsid="0115e595" officeooo:paragraph-rsid="00193c0c" style:font-size-asian="12pt" style:font-style-asian="normal" style:font-size-complex="12pt" style:font-style-complex="normal"/>
    </style:style>
    <style:style style:name="P51" style:family="paragraph" style:parent-style-name="Standard">
      <style:text-properties fo:font-size="12pt" fo:font-style="normal" fo:font-weight="bold" officeooo:rsid="00438d72" officeooo:paragraph-rsid="00193c0c" style:font-size-asian="12pt" style:font-style-asian="normal" style:font-weight-asian="bold" style:font-size-complex="12pt" style:font-style-complex="normal" style:font-weight-complex="bold"/>
    </style:style>
    <style:style style:name="P52" style:family="paragraph" style:parent-style-name="Standard">
      <style:text-properties fo:font-size="12pt" fo:font-style="normal" fo:font-weight="normal" officeooo:rsid="0029a044" officeooo:paragraph-rsid="00193c0c" style:font-size-asian="12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29d0ca" officeooo:paragraph-rsid="00193c0c" style:font-size-asian="12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307d30" officeooo:paragraph-rsid="00193c0c" style:font-size-asian="12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324d1d" officeooo:paragraph-rsid="00193c0c" style:font-size-asian="12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376e08" officeooo:paragraph-rsid="00193c0c" style:font-size-asian="12pt" style:font-style-asian="normal" style:font-weight-asian="normal" style:font-size-complex="12pt" style:font-style-complex="normal" style:font-weight-complex="normal"/>
    </style:style>
    <style:style style:name="P57" style:family="paragraph" style:parent-style-name="Standard">
      <style:text-properties officeooo:paragraph-rsid="00193c0c"/>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93c0c" style:font-size-asian="12pt" style:font-style-asian="normal" style:font-size-complex="12pt" style:font-style-complex="normal"/>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93c0c" style:font-size-asian="12pt" style:font-style-asian="normal" style:font-size-complex="12pt" style:font-style-complex="normal"/>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193c0c"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193c0c"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193c0c"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193c0c"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193c0c"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193c0c"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193c0c"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0193c0c"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0193c0c"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0193c0c"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0193c0c"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0193c0c"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0193c0c"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0193c0c"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0193c0c"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0193c0c"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0193c0c"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0193c0c"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0193c0c"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0193c0c"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0193c0c"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0193c0c"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0193c0c"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0193c0c"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0193c0c"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c1908c" officeooo:paragraph-rsid="00193c0c"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0193c0c" style:font-size-asian="10.5pt" style:font-style-asian="normal" style:font-weight-asian="bold" style:font-size-complex="12pt" style:font-style-complex="normal" style:font-weight-complex="bold"/>
    </style:style>
    <style:style style:name="P8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0193c0c" style:font-size-asian="10.5pt" style:font-style-asian="normal" style:font-weight-asian="bold" style:font-size-complex="12pt" style:font-style-complex="normal" style:font-weight-complex="bold"/>
    </style:style>
    <style:style style:name="P8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0193c0c" style:font-size-asian="10.5pt" style:font-style-asian="normal" style:font-weight-asian="bold" style:font-size-complex="12pt" style:font-style-complex="normal" style:font-weight-complex="bold"/>
    </style:style>
    <style:style style:name="P8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0193c0c"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0193c0c" style:font-size-asian="10.5pt" style:font-style-asian="italic" style:font-weight-asian="normal" style:font-size-complex="12pt" style:font-style-complex="italic" style:font-weight-complex="normal"/>
    </style:style>
    <style:style style:name="P91"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0193c0c"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0193c0c" style:font-size-asian="10.5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officeooo:rsid="0012e92d"/>
    </style:style>
    <style:style style:name="T3" style:family="text">
      <style:text-properties fo:font-style="italic" style:font-style-asian="italic" style:font-style-complex="italic"/>
    </style:style>
    <style:style style:name="T4" style:family="text">
      <style:text-properties fo:font-style="italic" officeooo:rsid="000c5ef6" style:font-style-asian="italic" style:font-style-complex="italic"/>
    </style:style>
    <style:style style:name="T5" style:family="text">
      <style:text-properties fo:font-style="italic" officeooo:rsid="001a6d2a" style:font-style-asian="italic" style:font-style-complex="italic"/>
    </style:style>
    <style:style style:name="T6" style:family="text">
      <style:text-properties fo:font-style="italic" officeooo:rsid="001d8129" style:font-style-asian="italic" style:font-style-complex="italic"/>
    </style:style>
    <style:style style:name="T7" style:family="text">
      <style:text-properties fo:font-style="italic" officeooo:rsid="001e210c" style:font-style-asian="italic" style:font-style-complex="italic"/>
    </style:style>
    <style:style style:name="T8" style:family="text">
      <style:text-properties fo:font-style="italic" officeooo:rsid="00257817" style:font-style-asian="italic" style:font-style-complex="italic"/>
    </style:style>
    <style:style style:name="T9" style:family="text">
      <style:text-properties fo:font-style="italic" officeooo:rsid="00412366" style:font-style-asian="italic" style:font-style-complex="italic"/>
    </style:style>
    <style:style style:name="T10" style:family="text">
      <style:text-properties fo:font-style="italic" officeooo:rsid="0042aef2" style:font-style-asian="italic" style:font-style-complex="italic"/>
    </style:style>
    <style:style style:name="T11" style:family="text">
      <style:text-properties fo:font-style="italic" officeooo:rsid="0042f422" style:font-style-asian="italic" style:font-style-complex="italic"/>
    </style:style>
    <style:style style:name="T12" style:family="text">
      <style:text-properties fo:font-style="italic" officeooo:rsid="0047190e" style:font-style-asian="italic" style:font-style-complex="italic"/>
    </style:style>
    <style:style style:name="T13" style:family="text">
      <style:text-properties fo:font-style="italic" officeooo:rsid="00478add" style:font-style-asian="italic" style:font-style-complex="italic"/>
    </style:style>
    <style:style style:name="T14" style:family="text">
      <style:text-properties fo:font-style="italic" officeooo:rsid="004bbcb9" style:font-style-asian="italic" style:font-style-complex="italic"/>
    </style:style>
    <style:style style:name="T15" style:family="text">
      <style:text-properties fo:font-style="italic" officeooo:rsid="004fa552" style:font-style-asian="italic" style:font-style-complex="italic"/>
    </style:style>
    <style:style style:name="T16" style:family="text">
      <style:text-properties fo:font-style="italic" officeooo:rsid="00517d40" style:font-style-asian="italic" style:font-style-complex="italic"/>
    </style:style>
    <style:style style:name="T17" style:family="text">
      <style:text-properties fo:font-style="italic" officeooo:rsid="00536391" style:font-style-asian="italic" style:font-style-complex="italic"/>
    </style:style>
    <style:style style:name="T18" style:family="text">
      <style:text-properties fo:font-style="italic" officeooo:rsid="00580b58" style:font-style-asian="italic" style:font-style-complex="italic"/>
    </style:style>
    <style:style style:name="T19" style:family="text">
      <style:text-properties fo:font-style="italic" officeooo:rsid="005a070e" style:font-style-asian="italic" style:font-style-complex="italic"/>
    </style:style>
    <style:style style:name="T20" style:family="text">
      <style:text-properties fo:font-style="italic" officeooo:rsid="005bca59" style:font-style-asian="italic" style:font-style-complex="italic"/>
    </style:style>
    <style:style style:name="T21" style:family="text">
      <style:text-properties fo:font-style="italic" officeooo:rsid="0060f9dd" style:font-style-asian="italic" style:font-style-complex="italic"/>
    </style:style>
    <style:style style:name="T22" style:family="text">
      <style:text-properties fo:font-style="italic" officeooo:rsid="0063c8c6" style:font-style-asian="italic" style:font-style-complex="italic"/>
    </style:style>
    <style:style style:name="T23" style:family="text">
      <style:text-properties fo:font-style="italic" officeooo:rsid="00788204" style:font-style-asian="italic" style:font-style-complex="italic"/>
    </style:style>
    <style:style style:name="T24" style:family="text">
      <style:text-properties fo:font-style="italic" officeooo:rsid="007b5eb5" style:font-style-asian="italic" style:font-style-complex="italic"/>
    </style:style>
    <style:style style:name="T25" style:family="text">
      <style:text-properties fo:font-style="italic" officeooo:rsid="009ba72f" style:font-style-asian="italic" style:font-style-complex="italic"/>
    </style:style>
    <style:style style:name="T26" style:family="text">
      <style:text-properties fo:font-style="italic" officeooo:rsid="009bacb4" style:font-style-asian="italic" style:font-style-complex="italic"/>
    </style:style>
    <style:style style:name="T27" style:family="text">
      <style:text-properties fo:font-style="italic" officeooo:rsid="009d3527" style:font-style-asian="italic" style:font-style-complex="italic"/>
    </style:style>
    <style:style style:name="T28" style:family="text">
      <style:text-properties fo:font-style="italic" officeooo:rsid="00b1a29e" style:font-style-asian="italic" style:font-style-complex="italic"/>
    </style:style>
    <style:style style:name="T29" style:family="text">
      <style:text-properties fo:font-style="italic" officeooo:rsid="00c0e9ca"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2dff6" style:font-style-asian="italic" style:font-style-complex="italic"/>
    </style:style>
    <style:style style:name="T32" style:family="text">
      <style:text-properties fo:font-style="italic" officeooo:rsid="00ca5168" style:font-style-asian="italic" style:font-style-complex="italic"/>
    </style:style>
    <style:style style:name="T33" style:family="text">
      <style:text-properties fo:font-style="italic" officeooo:rsid="00cfeb19" style:font-style-asian="italic" style:font-style-complex="italic"/>
    </style:style>
    <style:style style:name="T34" style:family="text">
      <style:text-properties fo:font-style="italic" officeooo:rsid="00d4389e" style:font-style-asian="italic" style:font-style-complex="italic"/>
    </style:style>
    <style:style style:name="T35" style:family="text">
      <style:text-properties fo:font-style="italic" officeooo:rsid="00d97fd5" style:font-style-asian="italic" style:font-style-complex="italic"/>
    </style:style>
    <style:style style:name="T36" style:family="text">
      <style:text-properties fo:font-style="italic" officeooo:rsid="00e0d90d" style:font-style-asian="italic" style:font-style-complex="italic"/>
    </style:style>
    <style:style style:name="T37" style:family="text">
      <style:text-properties fo:font-style="italic" officeooo:rsid="00e3e03b" style:font-style-asian="italic" style:font-style-complex="italic"/>
    </style:style>
    <style:style style:name="T38" style:family="text">
      <style:text-properties fo:font-style="italic" officeooo:rsid="00eeb32f" style:font-style-asian="italic" style:font-style-complex="italic"/>
    </style:style>
    <style:style style:name="T39" style:family="text">
      <style:text-properties fo:font-style="italic" officeooo:rsid="00f00659" style:font-style-asian="italic" style:font-style-complex="italic"/>
    </style:style>
    <style:style style:name="T40" style:family="text">
      <style:text-properties fo:font-style="italic" officeooo:rsid="018422e7" style:font-style-asian="italic" style:font-style-complex="italic"/>
    </style:style>
    <style:style style:name="T41" style:family="text">
      <style:text-properties fo:font-style="italic" officeooo:rsid="01896ae2" style:font-style-asian="italic" style:font-style-complex="italic"/>
    </style:style>
    <style:style style:name="T42" style:family="text">
      <style:text-properties fo:font-style="italic" officeooo:rsid="018b5ab4" style:font-style-asian="italic" style:font-style-complex="italic"/>
    </style:style>
    <style:style style:name="T43" style:family="text">
      <style:text-properties fo:font-style="italic" officeooo:rsid="018c2b02" style:font-style-asian="italic" style:font-style-complex="italic"/>
    </style:style>
    <style:style style:name="T44" style:family="text">
      <style:text-properties fo:font-style="italic" officeooo:rsid="019f0cb6" style:font-style-asian="italic" style:font-style-complex="italic"/>
    </style:style>
    <style:style style:name="T45" style:family="text">
      <style:text-properties fo:font-style="italic" officeooo:rsid="01ae311a" style:font-style-asian="italic" style:font-style-complex="italic"/>
    </style:style>
    <style:style style:name="T46" style:family="text">
      <style:text-properties fo:font-style="italic" officeooo:rsid="01bf6eda" style:font-style-asian="italic" style:font-style-complex="italic"/>
    </style:style>
    <style:style style:name="T47" style:family="text">
      <style:text-properties fo:font-style="italic" officeooo:rsid="01c1908c" style:font-style-asian="italic" style:font-style-complex="italic"/>
    </style:style>
    <style:style style:name="T48" style:family="text">
      <style:text-properties fo:font-style="italic" officeooo:rsid="01c23b47" style:font-style-asian="italic" style:font-style-complex="italic"/>
    </style:style>
    <style:style style:name="T49" style:family="text">
      <style:text-properties fo:font-style="italic" officeooo:rsid="01c8f317" style:font-style-asian="italic" style:font-style-complex="italic"/>
    </style:style>
    <style:style style:name="T50" style:family="text">
      <style:text-properties fo:font-style="italic" officeooo:rsid="01ca1037" style:font-style-asian="italic" style:font-style-complex="italic"/>
    </style:style>
    <style:style style:name="T51" style:family="text">
      <style:text-properties fo:font-style="italic" fo:font-weight="normal" officeooo:rsid="00278c53" style:font-style-asian="italic" style:font-weight-asian="normal" style:font-style-complex="italic" style:font-weight-complex="normal"/>
    </style:style>
    <style:style style:name="T52" style:family="text">
      <style:text-properties fo:font-style="italic" fo:font-weight="normal" officeooo:rsid="0029a044" style:font-style-asian="italic" style:font-weight-asian="normal" style:font-style-complex="italic" style:font-weight-complex="normal"/>
    </style:style>
    <style:style style:name="T53" style:family="text">
      <style:text-properties fo:font-style="italic" fo:font-weight="normal" officeooo:rsid="0029d0ca" style:font-style-asian="italic" style:font-weight-asian="normal" style:font-style-complex="italic" style:font-weight-complex="normal"/>
    </style:style>
    <style:style style:name="T54" style:family="text">
      <style:text-properties fo:font-style="italic" fo:font-weight="normal" officeooo:rsid="00324d1d" style:font-style-asian="italic" style:font-weight-asian="normal" style:font-style-complex="italic" style:font-weight-complex="normal"/>
    </style:style>
    <style:style style:name="T55" style:family="text">
      <style:text-properties fo:font-style="italic" fo:font-weight="normal" officeooo:rsid="003452ec" style:font-style-asian="italic" style:font-weight-asian="normal" style:font-style-complex="italic" style:font-weight-complex="normal"/>
    </style:style>
    <style:style style:name="T56" style:family="text">
      <style:text-properties fo:font-style="italic" fo:font-weight="normal" officeooo:rsid="00887343" style:font-style-asian="italic" style:font-weight-asian="normal" style:font-style-complex="italic" style:font-weight-complex="normal"/>
    </style:style>
    <style:style style:name="T57" style:family="text">
      <style:text-properties fo:font-style="italic" fo:font-weight="bold" officeooo:rsid="00cfeb19" style:font-style-asian="italic" style:font-weight-asian="bold" style:font-style-complex="italic" style:font-weight-complex="bold"/>
    </style:style>
    <style:style style:name="T58" style:family="text">
      <style:text-properties fo:font-style="italic" officeooo:rsid="0119b982" style:font-size-asian="10.5pt" style:font-style-asian="italic" style:font-style-complex="italic"/>
    </style:style>
    <style:style style:name="T59" style:family="text">
      <style:text-properties fo:font-style="italic" officeooo:rsid="014893e6" style:font-size-asian="10.5pt" style:font-style-asian="italic" style:font-style-complex="italic"/>
    </style:style>
    <style:style style:name="T60" style:family="text">
      <style:text-properties fo:font-style="italic" officeooo:rsid="0158338f" style:font-size-asian="10.5pt" style:font-style-asian="italic" style:font-style-complex="italic"/>
    </style:style>
    <style:style style:name="T61" style:family="text">
      <style:text-properties fo:font-style="italic" officeooo:rsid="014a084b" style:font-size-asian="10.5pt" style:font-style-asian="italic" style:font-style-complex="italic"/>
    </style:style>
    <style:style style:name="T62" style:family="text">
      <style:text-properties fo:font-style="italic" officeooo:rsid="0162f88c" style:font-size-asian="10.5pt" style:font-style-asian="italic" style:font-style-complex="italic"/>
    </style:style>
    <style:style style:name="T63" style:family="text">
      <style:text-properties fo:font-style="italic" officeooo:rsid="016450d0" style:font-size-asian="10.5pt" style:font-style-asian="italic" style:font-style-complex="italic"/>
    </style:style>
    <style:style style:name="T64" style:family="text">
      <style:text-properties fo:font-style="italic" officeooo:rsid="01674274" style:font-size-asian="10.5pt" style:font-style-asian="italic" style:font-style-complex="italic"/>
    </style:style>
    <style:style style:name="T65" style:family="text">
      <style:text-properties fo:font-style="italic" officeooo:rsid="018033b7" style:font-size-asian="10.5pt"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0c5ef6" style:font-style-asian="normal" style:font-style-complex="normal"/>
    </style:style>
    <style:style style:name="T68" style:family="text">
      <style:text-properties fo:font-style="normal" officeooo:rsid="000d1156" style:font-style-asian="normal" style:font-style-complex="normal"/>
    </style:style>
    <style:style style:name="T69" style:family="text">
      <style:text-properties fo:font-style="normal" officeooo:rsid="000dc1d2" style:font-style-asian="normal" style:font-style-complex="normal"/>
    </style:style>
    <style:style style:name="T70" style:family="text">
      <style:text-properties fo:font-style="normal" officeooo:rsid="00160bba" style:font-style-asian="normal" style:font-style-complex="normal"/>
    </style:style>
    <style:style style:name="T71" style:family="text">
      <style:text-properties fo:font-style="normal" officeooo:rsid="000f7bd4" style:font-style-asian="normal" style:font-style-complex="normal"/>
    </style:style>
    <style:style style:name="T72" style:family="text">
      <style:text-properties fo:font-style="normal" officeooo:rsid="001161db" style:font-style-asian="normal" style:font-style-complex="normal"/>
    </style:style>
    <style:style style:name="T73" style:family="text">
      <style:text-properties fo:font-style="normal" officeooo:rsid="0012e92d" style:font-style-asian="normal" style:font-style-complex="normal"/>
    </style:style>
    <style:style style:name="T74" style:family="text">
      <style:text-properties fo:font-style="normal" officeooo:rsid="00136435" style:font-style-asian="normal" style:font-style-complex="normal"/>
    </style:style>
    <style:style style:name="T75" style:family="text">
      <style:text-properties fo:font-style="normal" officeooo:rsid="001842d7" style:font-style-asian="normal" style:font-style-complex="normal"/>
    </style:style>
    <style:style style:name="T76" style:family="text">
      <style:text-properties fo:font-style="normal" officeooo:rsid="001646ca" style:font-style-asian="normal" style:font-style-complex="normal"/>
    </style:style>
    <style:style style:name="T77" style:family="text">
      <style:text-properties fo:font-style="normal" officeooo:rsid="0018664a" style:font-style-asian="normal" style:font-style-complex="normal"/>
    </style:style>
    <style:style style:name="T78" style:family="text">
      <style:text-properties fo:font-style="normal" officeooo:rsid="001a5789" style:font-style-asian="normal" style:font-style-complex="normal"/>
    </style:style>
    <style:style style:name="T79" style:family="text">
      <style:text-properties fo:font-style="normal" officeooo:rsid="001a6d2a" style:font-style-asian="normal" style:font-style-complex="normal"/>
    </style:style>
    <style:style style:name="T80" style:family="text">
      <style:text-properties fo:font-style="normal" officeooo:rsid="001b99ec" style:font-style-asian="normal" style:font-style-complex="normal"/>
    </style:style>
    <style:style style:name="T81" style:family="text">
      <style:text-properties fo:font-style="normal" officeooo:rsid="001d8129" style:font-style-asian="normal" style:font-style-complex="normal"/>
    </style:style>
    <style:style style:name="T82" style:family="text">
      <style:text-properties fo:font-style="normal" officeooo:rsid="001e210c" style:font-style-asian="normal" style:font-style-complex="normal"/>
    </style:style>
    <style:style style:name="T83" style:family="text">
      <style:text-properties officeooo:rsid="003bcd48"/>
    </style:style>
    <style:style style:name="T84" style:family="text">
      <style:text-properties fo:font-weight="bold" style:font-weight-asian="bold" style:font-weight-complex="bold"/>
    </style:style>
    <style:style style:name="T85" style:family="text">
      <style:text-properties fo:font-weight="bold" officeooo:rsid="0027b315" style:font-weight-asian="bold" style:font-weight-complex="bold"/>
    </style:style>
    <style:style style:name="T86" style:family="text">
      <style:text-properties fo:font-weight="bold" officeooo:rsid="003452ec" style:font-weight-asian="bold" style:font-weight-complex="bold"/>
    </style:style>
    <style:style style:name="T87" style:family="text">
      <style:text-properties fo:font-weight="bold" officeooo:rsid="00404f77" style:font-weight-asian="bold" style:font-weight-complex="bold"/>
    </style:style>
    <style:style style:name="T88" style:family="text">
      <style:text-properties fo:font-weight="bold" officeooo:rsid="0042aef2" style:font-weight-asian="bold" style:font-weight-complex="bold"/>
    </style:style>
    <style:style style:name="T89" style:family="text">
      <style:text-properties fo:font-weight="bold" officeooo:rsid="0042f422" style:font-weight-asian="bold" style:font-weight-complex="bold"/>
    </style:style>
    <style:style style:name="T90" style:family="text">
      <style:text-properties fo:font-weight="bold" officeooo:rsid="0047190e" style:font-weight-asian="bold" style:font-weight-complex="bold"/>
    </style:style>
    <style:style style:name="T91" style:family="text">
      <style:text-properties fo:font-weight="bold" officeooo:rsid="00478add" style:font-weight-asian="bold" style:font-weight-complex="bold"/>
    </style:style>
    <style:style style:name="T92" style:family="text">
      <style:text-properties fo:font-weight="bold" officeooo:rsid="0049ce3f" style:font-weight-asian="bold" style:font-weight-complex="bold"/>
    </style:style>
    <style:style style:name="T93" style:family="text">
      <style:text-properties fo:font-weight="bold" officeooo:rsid="004fa552" style:font-weight-asian="bold" style:font-weight-complex="bold"/>
    </style:style>
    <style:style style:name="T94" style:family="text">
      <style:text-properties fo:font-weight="bold" officeooo:rsid="00536391" style:font-weight-asian="bold" style:font-weight-complex="bold"/>
    </style:style>
    <style:style style:name="T95" style:family="text">
      <style:text-properties fo:font-weight="bold" officeooo:rsid="005bca59" style:font-weight-asian="bold" style:font-weight-complex="bold"/>
    </style:style>
    <style:style style:name="T96" style:family="text">
      <style:text-properties fo:font-weight="bold" officeooo:rsid="007377df" style:font-weight-asian="bold" style:font-weight-complex="bold"/>
    </style:style>
    <style:style style:name="T97" style:family="text">
      <style:text-properties fo:font-weight="bold" officeooo:rsid="007b5eb5" style:font-weight-asian="bold" style:font-weight-complex="bold"/>
    </style:style>
    <style:style style:name="T98" style:family="text">
      <style:text-properties fo:font-weight="bold" officeooo:rsid="00a1f97a" style:font-weight-asian="bold" style:font-weight-complex="bold"/>
    </style:style>
    <style:style style:name="T99" style:family="text">
      <style:text-properties fo:font-weight="bold" officeooo:rsid="00c9d921" style:font-weight-asian="bold" style:font-weight-complex="bold"/>
    </style:style>
    <style:style style:name="T100" style:family="text">
      <style:text-properties fo:font-weight="bold" officeooo:rsid="00d73f2a" style:font-weight-asian="bold" style:font-weight-complex="bold"/>
    </style:style>
    <style:style style:name="T101" style:family="text">
      <style:text-properties fo:font-weight="bold" officeooo:rsid="010fe531" style:font-weight-asian="bold" style:font-weight-complex="bold"/>
    </style:style>
    <style:style style:name="T102" style:family="text">
      <style:text-properties fo:font-weight="bold" officeooo:rsid="018af5ea" style:font-weight-asian="bold" style:font-weight-complex="bold"/>
    </style:style>
    <style:style style:name="T103" style:family="text">
      <style:text-properties fo:font-weight="bold" officeooo:rsid="01a7034c" style:font-weight-asian="bold" style:font-weight-complex="bold"/>
    </style:style>
    <style:style style:name="T104" style:family="text">
      <style:text-properties fo:font-weight="bold" officeooo:rsid="001a1181" style:font-weight-asian="bold" style:font-weight-complex="bold"/>
    </style:style>
    <style:style style:name="T105" style:family="text">
      <style:text-properties fo:font-weight="bold" officeooo:rsid="011bf2bb" style:font-size-asian="10.5pt" style:font-weight-asian="bold" style:font-weight-complex="bold"/>
    </style:style>
    <style:style style:name="T106" style:family="text">
      <style:text-properties fo:font-weight="bold" officeooo:rsid="013fa294" style:font-size-asian="10.5pt" style:font-weight-asian="bold" style:font-weight-complex="bold"/>
    </style:style>
    <style:style style:name="T107" style:family="text">
      <style:text-properties fo:font-weight="bold" officeooo:rsid="01686828" style:font-size-asian="10.5pt" style:font-weight-asian="bold"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027b315" style:font-weight-asian="normal" style:font-weight-complex="normal"/>
    </style:style>
    <style:style style:name="T110" style:family="text">
      <style:text-properties fo:font-weight="normal" officeooo:rsid="00307d30" style:font-weight-asian="normal" style:font-weight-complex="normal"/>
    </style:style>
    <style:style style:name="T111" style:family="text">
      <style:text-properties fo:font-weight="normal" officeooo:rsid="00278c53" style:font-weight-asian="normal" style:font-weight-complex="normal"/>
    </style:style>
    <style:style style:name="T112" style:family="text">
      <style:text-properties fo:font-weight="normal" officeooo:rsid="0029a044" style:font-weight-asian="normal" style:font-weight-complex="normal"/>
    </style:style>
    <style:style style:name="T113" style:family="text">
      <style:text-properties fo:font-weight="normal" officeooo:rsid="0029d0ca" style:font-weight-asian="normal" style:font-weight-complex="normal"/>
    </style:style>
    <style:style style:name="T114" style:family="text">
      <style:text-properties fo:font-weight="normal" officeooo:rsid="00324d1d" style:font-weight-asian="normal" style:font-weight-complex="normal"/>
    </style:style>
    <style:style style:name="T115" style:family="text">
      <style:text-properties fo:font-weight="normal" officeooo:rsid="003452ec" style:font-weight-asian="normal" style:font-weight-complex="normal"/>
    </style:style>
    <style:style style:name="T116" style:family="text">
      <style:text-properties fo:font-weight="normal" officeooo:rsid="002ef30b" style:font-weight-asian="normal" style:font-weight-complex="normal"/>
    </style:style>
    <style:style style:name="T117" style:family="text">
      <style:text-properties fo:font-weight="normal" officeooo:rsid="00355542" style:font-weight-asian="normal" style:font-weight-complex="normal"/>
    </style:style>
    <style:style style:name="T118" style:family="text">
      <style:text-properties fo:font-weight="normal" officeooo:rsid="00373223" style:font-weight-asian="normal" style:font-weight-complex="normal"/>
    </style:style>
    <style:style style:name="T119" style:family="text">
      <style:text-properties fo:font-weight="normal" officeooo:rsid="00376e08" style:font-weight-asian="normal" style:font-weight-complex="normal"/>
    </style:style>
    <style:style style:name="T120" style:family="text">
      <style:text-properties fo:font-weight="normal" officeooo:rsid="007377df" style:font-weight-asian="normal" style:font-weight-complex="normal"/>
    </style:style>
    <style:style style:name="T121" style:family="text">
      <style:text-properties fo:font-weight="normal" officeooo:rsid="006d7b0f" style:font-weight-asian="normal" style:font-weight-complex="normal"/>
    </style:style>
    <style:style style:name="T122" style:family="text">
      <style:text-properties fo:font-weight="normal" officeooo:rsid="00846cc4" style:font-weight-asian="normal" style:font-weight-complex="normal"/>
    </style:style>
    <style:style style:name="T123" style:family="text">
      <style:text-properties fo:font-weight="normal" officeooo:rsid="008809c8" style:font-weight-asian="normal" style:font-weight-complex="normal"/>
    </style:style>
    <style:style style:name="T124" style:family="text">
      <style:text-properties fo:font-weight="normal" officeooo:rsid="00863fa9" style:font-weight-asian="normal" style:font-weight-complex="normal"/>
    </style:style>
    <style:style style:name="T125" style:family="text">
      <style:text-properties fo:font-weight="normal" officeooo:rsid="00887343" style:font-weight-asian="normal" style:font-weight-complex="normal"/>
    </style:style>
    <style:style style:name="T126" style:family="text">
      <style:text-properties fo:font-weight="normal" officeooo:rsid="0089797a" style:font-weight-asian="normal" style:font-weight-complex="normal"/>
    </style:style>
    <style:style style:name="T127" style:family="text">
      <style:text-properties fo:font-weight="normal" officeooo:rsid="008b5c18" style:font-weight-asian="normal" style:font-weight-complex="normal"/>
    </style:style>
    <style:style style:name="T128" style:family="text">
      <style:text-properties fo:font-weight="normal" officeooo:rsid="008b6443" style:font-weight-asian="normal" style:font-weight-complex="normal"/>
    </style:style>
    <style:style style:name="T129" style:family="text">
      <style:text-properties fo:font-weight="normal" officeooo:rsid="008d5e23" style:font-weight-asian="normal" style:font-weight-complex="normal"/>
    </style:style>
    <style:style style:name="T130" style:family="text">
      <style:text-properties fo:font-weight="normal" officeooo:rsid="008efdf6" style:font-weight-asian="normal" style:font-weight-complex="normal"/>
    </style:style>
    <style:style style:name="T131" style:family="text">
      <style:text-properties fo:font-weight="normal" officeooo:rsid="008f79b8" style:font-weight-asian="normal" style:font-weight-complex="normal"/>
    </style:style>
    <style:style style:name="T132" style:family="text">
      <style:text-properties fo:font-weight="normal" officeooo:rsid="00905b99" style:font-weight-asian="normal" style:font-weight-complex="normal"/>
    </style:style>
    <style:style style:name="T133" style:family="text">
      <style:text-properties fo:font-weight="normal" officeooo:rsid="0092c4f2" style:font-weight-asian="normal" style:font-weight-complex="normal"/>
    </style:style>
    <style:style style:name="T134" style:family="text">
      <style:text-properties fo:font-weight="normal" officeooo:rsid="0093fc35" style:font-weight-asian="normal" style:font-weight-complex="normal"/>
    </style:style>
    <style:style style:name="T135" style:family="text">
      <style:text-properties fo:font-weight="normal" officeooo:rsid="00958654" style:font-weight-asian="normal" style:font-weight-complex="normal"/>
    </style:style>
    <style:style style:name="T136" style:family="text">
      <style:text-properties fo:font-weight="normal" officeooo:rsid="00194cb4" style:font-weight-asian="normal" style:font-weight-complex="normal"/>
    </style:style>
    <style:style style:name="T137" style:family="text">
      <style:text-properties fo:font-weight="normal" officeooo:rsid="001a1181" style:font-weight-asian="normal" style:font-weight-complex="normal"/>
    </style:style>
    <style:style style:name="T138" style:family="text">
      <style:text-properties fo:font-weight="normal" officeooo:rsid="003452ec" fo:background-color="#ed1c24" loext:char-shading-value="0" style:font-weight-asian="normal" style:font-weight-complex="normal"/>
    </style:style>
    <style:style style:name="T139" style:family="text">
      <style:text-properties fo:font-weight="normal" officeooo:rsid="003452ec" fo:background-color="transparent" loext:char-shading-value="0" style:font-weight-asian="normal" style:font-weight-complex="normal"/>
    </style:style>
    <style:style style:name="T140" style:family="text">
      <style:text-properties fo:font-weight="normal" officeooo:rsid="003452ec" fo:background-color="transparent" loext:char-shading-value="0" style:font-weight-asian="normal" style:font-weight-complex="normal"/>
    </style:style>
    <style:style style:name="T141" style:family="text">
      <style:text-properties officeooo:rsid="00257817"/>
    </style:style>
    <style:style style:name="T142" style:family="text">
      <style:text-properties officeooo:rsid="0027b315"/>
    </style:style>
    <style:style style:name="T143" style:family="text">
      <style:text-properties officeooo:rsid="003c5228"/>
    </style:style>
    <style:style style:name="T144" style:family="text">
      <style:text-properties style:text-line-through-style="solid" style:text-line-through-type="single"/>
    </style:style>
    <style:style style:name="T145" style:family="text">
      <style:text-properties style:text-line-through-style="solid" style:text-line-through-type="single" officeooo:rsid="003c5228"/>
    </style:style>
    <style:style style:name="T146" style:family="text">
      <style:text-properties style:text-line-through-style="solid" style:text-line-through-type="single" officeooo:rsid="00eeb32f"/>
    </style:style>
    <style:style style:name="T147" style:family="text">
      <style:text-properties style:text-line-through-style="solid" style:text-line-through-type="single" style:text-underline-style="none" officeooo:rsid="012255d7" style:font-size-asian="10.5pt"/>
    </style:style>
    <style:style style:name="T148" style:family="text">
      <style:text-properties style:text-line-through-style="none" style:text-line-through-type="none" officeooo:rsid="003c5228"/>
    </style:style>
    <style:style style:name="T149" style:family="text">
      <style:text-properties style:text-line-through-style="none" style:text-line-through-type="none" fo:font-weight="bold" officeooo:rsid="003c5228" style:font-weight-asian="bold" style:font-weight-complex="bold"/>
    </style:style>
    <style:style style:name="T150" style:family="text">
      <style:text-properties style:text-line-through-style="none" style:text-line-through-type="none" fo:font-weight="bold" officeooo:rsid="003dba96" style:font-weight-asian="bold" style:font-weight-complex="bold"/>
    </style:style>
    <style:style style:name="T151" style:family="text">
      <style:text-properties style:text-line-through-style="none" style:text-line-through-type="none" fo:font-weight="bold" officeooo:rsid="001a1181" style:font-weight-asian="bold" style:font-weight-complex="bold"/>
    </style:style>
    <style:style style:name="T152" style:family="text">
      <style:text-properties style:text-line-through-style="none" style:text-line-through-type="none" officeooo:rsid="003dba96"/>
    </style:style>
    <style:style style:name="T153" style:family="text">
      <style:text-properties style:text-line-through-style="none" style:text-line-through-type="none" fo:font-style="italic" officeooo:rsid="003dba96" style:font-style-asian="italic" style:font-style-complex="italic"/>
    </style:style>
    <style:style style:name="T154" style:family="text">
      <style:text-properties style:text-line-through-style="none" style:text-line-through-type="none" fo:font-style="italic" officeooo:rsid="003f9226" style:font-style-asian="italic" style:font-style-complex="italic"/>
    </style:style>
    <style:style style:name="T155" style:family="text">
      <style:text-properties style:text-line-through-style="none" style:text-line-through-type="none" officeooo:rsid="003f9226"/>
    </style:style>
    <style:style style:name="T156" style:family="text">
      <style:text-properties style:text-line-through-style="none" style:text-line-through-type="none" officeooo:rsid="00404f77"/>
    </style:style>
    <style:style style:name="T157"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158"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159"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160" style:family="text">
      <style:text-properties style:text-line-through-style="none" style:text-line-through-type="none" officeooo:rsid="001a1181"/>
    </style:style>
    <style:style style:name="T161" style:family="text">
      <style:text-properties officeooo:rsid="003f9a46"/>
    </style:style>
    <style:style style:name="T162" style:family="text">
      <style:text-properties officeooo:rsid="00404f77"/>
    </style:style>
    <style:style style:name="T163" style:family="text">
      <style:text-properties officeooo:rsid="00412366"/>
    </style:style>
    <style:style style:name="T164" style:family="text">
      <style:text-properties officeooo:rsid="00438d72"/>
    </style:style>
    <style:style style:name="T165" style:family="text">
      <style:text-properties officeooo:rsid="0042aef2"/>
    </style:style>
    <style:style style:name="T166" style:family="text">
      <style:text-properties officeooo:rsid="0042f422"/>
    </style:style>
    <style:style style:name="T167" style:family="text">
      <style:text-properties officeooo:rsid="0047190e"/>
    </style:style>
    <style:style style:name="T168" style:family="text">
      <style:text-properties officeooo:rsid="00478add"/>
    </style:style>
    <style:style style:name="T169" style:family="text">
      <style:text-properties officeooo:rsid="0049ce3f"/>
    </style:style>
    <style:style style:name="T170" style:family="text">
      <style:text-properties officeooo:rsid="004bbcb9"/>
    </style:style>
    <style:style style:name="T171" style:family="text">
      <style:text-properties officeooo:rsid="004cc61c"/>
    </style:style>
    <style:style style:name="T172" style:family="text">
      <style:text-properties officeooo:rsid="004d0826"/>
    </style:style>
    <style:style style:name="T173" style:family="text">
      <style:text-properties officeooo:rsid="004e687f"/>
    </style:style>
    <style:style style:name="T174" style:family="text">
      <style:text-properties officeooo:rsid="004fa552"/>
    </style:style>
    <style:style style:name="T175" style:family="text">
      <style:text-properties officeooo:rsid="00517d40"/>
    </style:style>
    <style:style style:name="T176" style:family="text">
      <style:text-properties officeooo:rsid="0052f469"/>
    </style:style>
    <style:style style:name="T177" style:family="text">
      <style:text-properties officeooo:rsid="005348f7"/>
    </style:style>
    <style:style style:name="T178" style:family="text">
      <style:text-properties officeooo:rsid="00536391"/>
    </style:style>
    <style:style style:name="T179" style:family="text">
      <style:text-properties officeooo:rsid="005710d7"/>
    </style:style>
    <style:style style:name="T180" style:family="text">
      <style:text-properties officeooo:rsid="00580b58"/>
    </style:style>
    <style:style style:name="T181" style:family="text">
      <style:text-properties officeooo:rsid="0059af1b"/>
    </style:style>
    <style:style style:name="T182" style:family="text">
      <style:text-properties officeooo:rsid="005a070e"/>
    </style:style>
    <style:style style:name="T183" style:family="text">
      <style:text-properties officeooo:rsid="005bca59"/>
    </style:style>
    <style:style style:name="T184" style:family="text">
      <style:text-properties officeooo:rsid="005d1de3"/>
    </style:style>
    <style:style style:name="T185" style:family="text">
      <style:text-properties officeooo:rsid="005fb121"/>
    </style:style>
    <style:style style:name="T186" style:family="text">
      <style:text-properties officeooo:rsid="0060f9dd"/>
    </style:style>
    <style:style style:name="T187" style:family="text">
      <style:text-properties officeooo:rsid="0061e1e6"/>
    </style:style>
    <style:style style:name="T188" style:family="text">
      <style:text-properties officeooo:rsid="0063c8c6"/>
    </style:style>
    <style:style style:name="T189" style:family="text">
      <style:text-properties officeooo:rsid="0064d2a2"/>
    </style:style>
    <style:style style:name="T190" style:family="text">
      <style:text-properties officeooo:rsid="00688003"/>
    </style:style>
    <style:style style:name="T191" style:family="text">
      <style:text-properties officeooo:rsid="006aa24f"/>
    </style:style>
    <style:style style:name="T192" style:family="text">
      <style:text-properties officeooo:rsid="006b5c0a"/>
    </style:style>
    <style:style style:name="T193" style:family="text">
      <style:text-properties officeooo:rsid="006c6b79"/>
    </style:style>
    <style:style style:name="T194" style:family="text">
      <style:text-properties officeooo:rsid="007377df"/>
    </style:style>
    <style:style style:name="T195" style:family="text">
      <style:text-properties officeooo:rsid="00788204"/>
    </style:style>
    <style:style style:name="T196" style:family="text">
      <style:text-properties officeooo:rsid="007b5eb5"/>
    </style:style>
    <style:style style:name="T197" style:family="text">
      <style:text-properties officeooo:rsid="0097fec4"/>
    </style:style>
    <style:style style:name="T198" style:family="text">
      <style:text-properties officeooo:rsid="00982f6e"/>
    </style:style>
    <style:style style:name="T199" style:family="text">
      <style:text-properties officeooo:rsid="0098ad1d"/>
    </style:style>
    <style:style style:name="T200" style:family="text">
      <style:text-properties officeooo:rsid="009a4bbc"/>
    </style:style>
    <style:style style:name="T201" style:family="text">
      <style:text-properties officeooo:rsid="009bacb4"/>
    </style:style>
    <style:style style:name="T202" style:family="text">
      <style:text-properties officeooo:rsid="009ba72f"/>
    </style:style>
    <style:style style:name="T203" style:family="text">
      <style:text-properties officeooo:rsid="009d3527"/>
    </style:style>
    <style:style style:name="T204" style:family="text">
      <style:text-properties officeooo:rsid="009dea5c"/>
    </style:style>
    <style:style style:name="T205" style:family="text">
      <style:text-properties officeooo:rsid="00a1f97a"/>
    </style:style>
    <style:style style:name="T206" style:family="text">
      <style:text-properties officeooo:rsid="00a282f4"/>
    </style:style>
    <style:style style:name="T207" style:family="text">
      <style:text-properties officeooo:rsid="00a3b4f5"/>
    </style:style>
    <style:style style:name="T208" style:family="text">
      <style:text-properties officeooo:rsid="00a7064c"/>
    </style:style>
    <style:style style:name="T209" style:family="text">
      <style:text-properties officeooo:rsid="00b1a29e"/>
    </style:style>
    <style:style style:name="T210" style:family="text">
      <style:text-properties officeooo:rsid="00b22731"/>
    </style:style>
    <style:style style:name="T211" style:family="text">
      <style:text-properties officeooo:rsid="00b35e6f"/>
    </style:style>
    <style:style style:name="T212" style:family="text">
      <style:text-properties officeooo:rsid="00b703ce"/>
    </style:style>
    <style:style style:name="T213" style:family="text">
      <style:text-properties officeooo:rsid="00b87171"/>
    </style:style>
    <style:style style:name="T214" style:family="text">
      <style:text-properties officeooo:rsid="00bac1af"/>
    </style:style>
    <style:style style:name="T215" style:family="text">
      <style:text-properties officeooo:rsid="01167388"/>
    </style:style>
    <style:style style:name="T216" style:family="text">
      <style:text-properties officeooo:rsid="00bf648a"/>
    </style:style>
    <style:style style:name="T217" style:family="text">
      <style:text-properties officeooo:rsid="00bfdb0e"/>
    </style:style>
    <style:style style:name="T218" style:family="text">
      <style:text-properties officeooo:rsid="00c0e9ca"/>
    </style:style>
    <style:style style:name="T219" style:family="text">
      <style:text-properties officeooo:rsid="00c2dff6"/>
    </style:style>
    <style:style style:name="T220" style:family="text">
      <style:text-properties officeooo:rsid="00c3638f"/>
    </style:style>
    <style:style style:name="T221" style:family="text">
      <style:text-properties officeooo:rsid="00c84ba1"/>
    </style:style>
    <style:style style:name="T222" style:family="text">
      <style:text-properties officeooo:rsid="00c9d921"/>
    </style:style>
    <style:style style:name="T223" style:family="text">
      <style:text-properties style:font-name="Liberation Serif1" officeooo:rsid="00c9d921"/>
    </style:style>
    <style:style style:name="T224" style:family="text">
      <style:text-properties officeooo:rsid="00ca5168"/>
    </style:style>
    <style:style style:name="T225" style:family="text">
      <style:text-properties officeooo:rsid="00cc4a18"/>
    </style:style>
    <style:style style:name="T226" style:family="text">
      <style:text-properties officeooo:rsid="00ce663b"/>
    </style:style>
    <style:style style:name="T227" style:family="text">
      <style:text-properties officeooo:rsid="00d4389e"/>
    </style:style>
    <style:style style:name="T228" style:family="text">
      <style:text-properties officeooo:rsid="00cfeb19"/>
    </style:style>
    <style:style style:name="T229" style:family="text">
      <style:text-properties officeooo:rsid="00d73f2a"/>
    </style:style>
    <style:style style:name="T230" style:family="text">
      <style:text-properties officeooo:rsid="00d97fd5"/>
    </style:style>
    <style:style style:name="T231" style:family="text">
      <style:text-properties officeooo:rsid="00db103b"/>
    </style:style>
    <style:style style:name="T232" style:family="text">
      <style:text-properties officeooo:rsid="00dd1a5d"/>
    </style:style>
    <style:style style:name="T233" style:family="text">
      <style:text-properties officeooo:rsid="00e0d90d"/>
    </style:style>
    <style:style style:name="T234" style:family="text">
      <style:text-properties officeooo:rsid="00e3e03b"/>
    </style:style>
    <style:style style:name="T235" style:family="text">
      <style:text-properties officeooo:rsid="00e791f4"/>
    </style:style>
    <style:style style:name="T236" style:family="text">
      <style:text-properties officeooo:rsid="00ea0d67"/>
    </style:style>
    <style:style style:name="T237" style:family="text">
      <style:text-properties officeooo:rsid="00ec4b9a"/>
    </style:style>
    <style:style style:name="T238" style:family="text">
      <style:text-properties officeooo:rsid="00eeb32f"/>
    </style:style>
    <style:style style:name="T239" style:family="text">
      <style:text-properties officeooo:rsid="00ee176c"/>
    </style:style>
    <style:style style:name="T240" style:family="text">
      <style:text-properties officeooo:rsid="00f00659"/>
    </style:style>
    <style:style style:name="T241" style:family="text">
      <style:text-properties officeooo:rsid="00f452ad"/>
    </style:style>
    <style:style style:name="T242" style:family="text">
      <style:text-properties officeooo:rsid="00f855ba"/>
    </style:style>
    <style:style style:name="T243" style:family="text">
      <style:text-properties officeooo:rsid="00f8a6ca"/>
    </style:style>
    <style:style style:name="T244" style:family="text">
      <style:text-properties officeooo:rsid="00f92eb1"/>
    </style:style>
    <style:style style:name="T245" style:family="text">
      <style:text-properties officeooo:rsid="00fab57e"/>
    </style:style>
    <style:style style:name="T246" style:family="text">
      <style:text-properties officeooo:rsid="010fe531"/>
    </style:style>
    <style:style style:name="T247" style:family="text">
      <style:text-properties style:font-size-asian="10.5pt"/>
    </style:style>
    <style:style style:name="T248" style:family="text">
      <style:text-properties officeooo:rsid="0115e595" style:font-size-asian="10.5pt"/>
    </style:style>
    <style:style style:name="T249" style:family="text">
      <style:text-properties officeooo:rsid="0119b982" style:font-size-asian="10.5pt"/>
    </style:style>
    <style:style style:name="T250" style:family="text">
      <style:text-properties officeooo:rsid="011e1e60" style:font-size-asian="10.5pt"/>
    </style:style>
    <style:style style:name="T251" style:family="text">
      <style:text-properties officeooo:rsid="012400d5" style:font-size-asian="10.5pt"/>
    </style:style>
    <style:style style:name="T252" style:family="text">
      <style:text-properties officeooo:rsid="012255d7" style:font-size-asian="10.5pt"/>
    </style:style>
    <style:style style:name="T253" style:family="text">
      <style:text-properties officeooo:rsid="01258f0b" style:font-size-asian="10.5pt"/>
    </style:style>
    <style:style style:name="T254" style:family="text">
      <style:text-properties officeooo:rsid="01273b09" style:font-size-asian="10.5pt"/>
    </style:style>
    <style:style style:name="T255" style:family="text">
      <style:text-properties officeooo:rsid="012c5d78" style:font-size-asian="10.5pt"/>
    </style:style>
    <style:style style:name="T256" style:family="text">
      <style:text-properties officeooo:rsid="012ce7ae" style:font-size-asian="10.5pt"/>
    </style:style>
    <style:style style:name="T257" style:family="text">
      <style:text-properties officeooo:rsid="012ec5ed" style:font-size-asian="10.5pt"/>
    </style:style>
    <style:style style:name="T258" style:family="text">
      <style:text-properties officeooo:rsid="013fa294" style:font-size-asian="10.5pt"/>
    </style:style>
    <style:style style:name="T259" style:family="text">
      <style:text-properties officeooo:rsid="0141a835" style:font-size-asian="10.5pt"/>
    </style:style>
    <style:style style:name="T260" style:family="text">
      <style:text-properties officeooo:rsid="014501d0" style:font-size-asian="10.5pt"/>
    </style:style>
    <style:style style:name="T261" style:family="text">
      <style:text-properties officeooo:rsid="0146e100" style:font-size-asian="10.5pt"/>
    </style:style>
    <style:style style:name="T262" style:family="text">
      <style:text-properties officeooo:rsid="014893e6" style:font-size-asian="10.5pt"/>
    </style:style>
    <style:style style:name="T263" style:family="text">
      <style:text-properties officeooo:rsid="0149d4a5" style:font-size-asian="10.5pt"/>
    </style:style>
    <style:style style:name="T264" style:family="text">
      <style:text-properties officeooo:rsid="014a084b" style:font-size-asian="10.5pt"/>
    </style:style>
    <style:style style:name="T265" style:family="text">
      <style:text-properties officeooo:rsid="014ebb6a" style:font-size-asian="10.5pt"/>
    </style:style>
    <style:style style:name="T266" style:family="text">
      <style:text-properties officeooo:rsid="014f5e69" style:font-size-asian="10.5pt"/>
    </style:style>
    <style:style style:name="T267" style:family="text">
      <style:text-properties officeooo:rsid="01533f2e" style:font-size-asian="10.5pt"/>
    </style:style>
    <style:style style:name="T268" style:family="text">
      <style:text-properties officeooo:rsid="0152b402" style:font-size-asian="10.5pt"/>
    </style:style>
    <style:style style:name="T269" style:family="text">
      <style:text-properties officeooo:rsid="0156ad21" style:font-size-asian="10.5pt"/>
    </style:style>
    <style:style style:name="T270" style:family="text">
      <style:text-properties officeooo:rsid="0158338f" style:font-size-asian="10.5pt"/>
    </style:style>
    <style:style style:name="T271" style:family="text">
      <style:text-properties officeooo:rsid="01588b3a" style:font-size-asian="10.5pt"/>
    </style:style>
    <style:style style:name="T272" style:family="text">
      <style:text-properties officeooo:rsid="01661d08" style:font-size-asian="10.5pt"/>
    </style:style>
    <style:style style:name="T273" style:family="text">
      <style:text-properties officeooo:rsid="015a5e57" style:font-size-asian="10.5pt"/>
    </style:style>
    <style:style style:name="T274" style:family="text">
      <style:text-properties officeooo:rsid="015d99d2" style:font-size-asian="10.5pt"/>
    </style:style>
    <style:style style:name="T275" style:family="text">
      <style:text-properties officeooo:rsid="0161a599" style:font-size-asian="10.5pt"/>
    </style:style>
    <style:style style:name="T276" style:family="text">
      <style:text-properties officeooo:rsid="0162f88c" style:font-size-asian="10.5pt"/>
    </style:style>
    <style:style style:name="T277" style:family="text">
      <style:text-properties officeooo:rsid="01674274" style:font-size-asian="10.5pt"/>
    </style:style>
    <style:style style:name="T278" style:family="text">
      <style:text-properties officeooo:rsid="0163f72a" style:font-size-asian="10.5pt"/>
    </style:style>
    <style:style style:name="T279" style:family="text">
      <style:text-properties officeooo:rsid="016450d0" style:font-size-asian="10.5pt"/>
    </style:style>
    <style:style style:name="T280" style:family="text">
      <style:text-properties officeooo:rsid="01686828" style:font-size-asian="10.5pt"/>
    </style:style>
    <style:style style:name="T281" style:family="text">
      <style:text-properties officeooo:rsid="016ee216" style:font-size-asian="10.5pt"/>
    </style:style>
    <style:style style:name="T282" style:family="text">
      <style:text-properties officeooo:rsid="016fd852" style:font-size-asian="10.5pt"/>
    </style:style>
    <style:style style:name="T283" style:family="text">
      <style:text-properties officeooo:rsid="01718d4a" style:font-size-asian="10.5pt"/>
    </style:style>
    <style:style style:name="T284" style:family="text">
      <style:text-properties officeooo:rsid="01751681" style:font-size-asian="10.5pt"/>
    </style:style>
    <style:style style:name="T285" style:family="text">
      <style:text-properties officeooo:rsid="0176333c" style:font-size-asian="10.5pt"/>
    </style:style>
    <style:style style:name="T286" style:family="text">
      <style:text-properties officeooo:rsid="01786257" style:font-size-asian="10.5pt"/>
    </style:style>
    <style:style style:name="T287" style:family="text">
      <style:text-properties officeooo:rsid="017c53b5" style:font-size-asian="10.5pt"/>
    </style:style>
    <style:style style:name="T288" style:family="text">
      <style:text-properties officeooo:rsid="017e359d" style:font-size-asian="10.5pt"/>
    </style:style>
    <style:style style:name="T289" style:family="text">
      <style:text-properties officeooo:rsid="018033b7" style:font-size-asian="10.5pt"/>
    </style:style>
    <style:style style:name="T290" style:family="text">
      <style:text-properties officeooo:rsid="0181b491" style:font-size-asian="10.5pt"/>
    </style:style>
    <style:style style:name="T291" style:family="text">
      <style:text-properties officeooo:rsid="00194cb4" style:font-size-asian="10.5pt"/>
    </style:style>
    <style:style style:name="T292" style:family="text">
      <style:text-properties officeooo:rsid="018422e7"/>
    </style:style>
    <style:style style:name="T293" style:family="text">
      <style:text-properties officeooo:rsid="0187a63d"/>
    </style:style>
    <style:style style:name="T294" style:family="text">
      <style:text-properties officeooo:rsid="01896ae2"/>
    </style:style>
    <style:style style:name="T295" style:family="text">
      <style:text-properties officeooo:rsid="01899df4"/>
    </style:style>
    <style:style style:name="T296" style:family="text">
      <style:text-properties officeooo:rsid="018aee3d"/>
    </style:style>
    <style:style style:name="T297" style:family="text">
      <style:text-properties officeooo:rsid="018af5ea"/>
    </style:style>
    <style:style style:name="T298" style:family="text">
      <style:text-properties officeooo:rsid="018b5ab4"/>
    </style:style>
    <style:style style:name="T299" style:family="text">
      <style:text-properties officeooo:rsid="018c2b02"/>
    </style:style>
    <style:style style:name="T300" style:family="text">
      <style:text-properties officeooo:rsid="018d0c28"/>
    </style:style>
    <style:style style:name="T301" style:family="text">
      <style:text-properties officeooo:rsid="01919d3a"/>
    </style:style>
    <style:style style:name="T302" style:family="text">
      <style:text-properties officeooo:rsid="0193fa98"/>
    </style:style>
    <style:style style:name="T303" style:family="text">
      <style:text-properties officeooo:rsid="0195b7c4"/>
    </style:style>
    <style:style style:name="T304" style:family="text">
      <style:text-properties officeooo:rsid="01970b0c"/>
    </style:style>
    <style:style style:name="T305" style:family="text">
      <style:text-properties officeooo:rsid="01988c48"/>
    </style:style>
    <style:style style:name="T306" style:family="text">
      <style:text-properties officeooo:rsid="019e9fc6"/>
    </style:style>
    <style:style style:name="T307" style:family="text">
      <style:text-properties officeooo:rsid="019f0cb6"/>
    </style:style>
    <style:style style:name="T308" style:family="text">
      <style:text-properties officeooo:rsid="01a08229"/>
    </style:style>
    <style:style style:name="T309" style:family="text">
      <style:text-properties officeooo:rsid="01a13e1d"/>
    </style:style>
    <style:style style:name="T310" style:family="text">
      <style:text-properties officeooo:rsid="01a2a253"/>
    </style:style>
    <style:style style:name="T311" style:family="text">
      <style:text-properties officeooo:rsid="01a4400d"/>
    </style:style>
    <style:style style:name="T312" style:family="text">
      <style:text-properties officeooo:rsid="01a56a5c"/>
    </style:style>
    <style:style style:name="T313" style:family="text">
      <style:text-properties officeooo:rsid="01a5acac"/>
    </style:style>
    <style:style style:name="T314" style:family="text">
      <style:text-properties officeooo:rsid="01a626cc"/>
    </style:style>
    <style:style style:name="T315" style:family="text">
      <style:text-properties officeooo:rsid="01a6aea8"/>
    </style:style>
    <style:style style:name="T316" style:family="text">
      <style:text-properties officeooo:rsid="01a7034c"/>
    </style:style>
    <style:style style:name="T317" style:family="text">
      <style:text-properties officeooo:rsid="01a98bd8"/>
    </style:style>
    <style:style style:name="T318" style:family="text">
      <style:text-properties officeooo:rsid="01ab2e07"/>
    </style:style>
    <style:style style:name="T319" style:family="text">
      <style:text-properties officeooo:rsid="01ad8068"/>
    </style:style>
    <style:style style:name="T320" style:family="text">
      <style:text-properties officeooo:rsid="01ae311a"/>
    </style:style>
    <style:style style:name="T321" style:family="text">
      <style:text-properties officeooo:rsid="01bf6eda"/>
    </style:style>
    <style:style style:name="T322" style:family="text">
      <style:text-properties officeooo:rsid="01c1908c"/>
    </style:style>
    <style:style style:name="T323" style:family="text">
      <style:text-properties officeooo:rsid="01c23b47"/>
    </style:style>
    <style:style style:name="T324" style:family="text">
      <style:text-properties officeooo:rsid="01c2cbdf"/>
    </style:style>
    <style:style style:name="T325" style:family="text">
      <style:text-properties officeooo:rsid="01c26a4b"/>
    </style:style>
    <style:style style:name="T326" style:family="text">
      <style:text-properties officeooo:rsid="01c4b7da"/>
    </style:style>
    <style:style style:name="T327" style:family="text">
      <style:text-properties officeooo:rsid="01c8f317"/>
    </style:style>
    <style:style style:name="T328" style:family="text">
      <style:text-properties officeooo:rsid="01ca1037"/>
    </style:style>
    <style:style style:name="T329" style:family="text">
      <style:text-properties officeooo:rsid="01cbd571"/>
    </style:style>
    <style:style style:name="T330" style:family="text">
      <style:text-properties officeooo:rsid="01cda6f6"/>
    </style:style>
    <style:style style:name="T331" style:family="text">
      <style:text-properties officeooo:rsid="01d2221c"/>
    </style:style>
    <style:style style:name="T332" style:family="text">
      <style:text-properties officeooo:rsid="00194cb4"/>
    </style:style>
    <style:style style:name="T333" style:family="text">
      <style:text-properties officeooo:rsid="012ce7ae" fo:background-color="transparent" loext:char-shading-value="0" style:font-size-asian="10.5pt"/>
    </style:style>
    <style:style style:name="T334" style:family="text">
      <style:text-properties officeooo:rsid="012ec5ed" fo:background-color="transparent" loext:char-shading-value="0" style:font-size-asian="10.5pt"/>
    </style:style>
    <style:style style:name="T335" style:family="text">
      <style:text-properties officeooo:rsid="001a11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36"><text:span text:style-name="T1"><text:tab/>Behind</text:span> Vinias IX and the tower were a gaggle of assorted high ranking Cirulists and <text:span text:style-name="T2">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36"><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36"><text:tab/><text:span text:style-name="T1">Vinias turned around. </text:span><text:span text:style-name="T4">This Shimmering nonsense is not worth the cost</text:span><text:span text:style-name="T67">. Irritated, </text:span><text:span text:style-name="T68">t</text:span><text:span text:style-name="T67">he Annointed </text:span><text:span text:style-name="T68">One</text:span><text:span text:style-name="T67"> </text:span><text:span text:style-name="T69">swiveled to face </text:span><text:span text:style-name="T67">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6"><text:span text:style-name="T67"><text:tab/>It didn’t take long for Gasban to begin speaking. “We finished final checks last night, arch-chancellor. </text:span><text:span text:style-name="T68">A few of the Craftsmen raised concerns over keeping the Protocol, they claim the end points <text:s/>aren’t stable enough to keep the focus.” </text:span></text:p>
      <text:p text:style-name="P39"><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36"><text:span text:style-name="T68"><text:tab/>“Of course. </text:span><text:span text:style-name="T69">Naturally it is my deepest hope that we can continue with the ceremony,</text:span><text:span text:style-name="T68">” came the response, with barely enough room between his and Vinias’ words for a mouse to fit.</text:span></text:p>
      <text:p text:style-name="P36"><text:span text:style-name="T68"><text:tab/></text:span><text:span text:style-name="T69">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6"><text:span text:style-name="T69"><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70">for authority</text:span><text:span text:style-name="T69">. </text:span><text:span text:style-name="T70">The kind of d</text:span><text:span text:style-name="T69">iscipline that Vinias </text:span><text:span text:style-name="T70">had in ample amounts</text:span><text:span text:style-name="T69">. </text:span><text:span text:style-name="T70">The kind of r</text:span><text:span text:style-name="T71">espect that gave Vinias the edge </text:span><text:span text:style-name="T70">over Gasban </text:span><text:span text:style-name="T71">he needed for admission into the Order.</text:span></text:p>
      <text:p text:style-name="P40"><text:tab/>“My compatriots!” Vinias bellowed out into the eager crowd. The hush that followed teetered on the edge of anticipation. “Today marks a new era. An era of innovation. An era of wealth,” he continued, before adding darkly “an era of triumph.”</text:p>
      <text:p text:style-name="P36"><text:span text:style-name="T71"><text:tab/>“</text:span><text:span text:style-name="T72">X</text:span><text:span text:style-name="T71"> years ago westerlin savages broke through our Dome.” Cheerful expressions worked themselves into frowns across the square. Many present today were refugees from the </text:span><text:span text:style-name="T72">precipice</text:span><text:span text:style-name="T71">, or </text:span><text:span text:style-name="T72">else knew people who lived there. Too many. “They ravaged our landscape! And did they leave our Trails untouched, that we might send aid? Did they not cut the cirulires? Did they not demolish our tranpanes?”</text:span></text:p>
      <text:p text:style-name="P36"><text:span text:style-name="T72"><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72">they had no idea; the people of Mussel </text:span><text:span text:style-name="T73">could not understand their sudden enemies anymore than they could mount a defense against them after years of complacency. Vinias could use that to unite them.</text:span></text:p>
      <text:p text:style-name="P36"><text:span text:style-name="T73"><text:tab/>Tapping into his Glimmer armband, </text:span><text:span text:style-name="T74">Vinias focused some of his cirule into the Archchancellor’s staff. An ornate affair of carved mahogany with two walnut-sized </text:span><text:span text:style-name="T75">Glimmer-fashioned</text:span><text:span text:style-name="T74"> semicircles embedded on to either side of a cross guard at the top. Branching out from the cross guard were two lengths of wood bending up and slightly towards each other before bending out and away. Where the bends were closest sat</text:span><text:span text:style-name="T75"> a sleek Glimmer sphere </text:span><text:span text:style-name="T74">that touched the base of the cross guard and the two bends, </text:span><text:span text:style-name="T75">giving</text:span><text:span text:style-name="T70"> off a faint light</text:span><text:span text:style-name="T74">.</text:span></text:p>
      <text:p text:style-name="P36"><text:span text:style-name="T74"><text:tab/>“</text:span><text:span text:style-name="T70">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41"><text:tab/>A roar swept through the crowd. A few people paid by the Order helped it along in key positions, but the people wouldn’t care. So long as Vinias got that reaction from everyone. He could do anything.</text:p>
      <text:p text:style-name="P36"><text:span text:style-name="T70"><text:tab/></text:span><text:span text:style-name="T76">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42"><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36"><text:span text:style-name="T76"><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75">Strength that it could focus enough cirule to transpane someone from the top of the tower to any where else. And today was the day of its maiden send off.</text:span></text:p>
      <text:p text:style-name="P36"><text:span text:style-name="T75"><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77">Cirulists and Craftsfolk</text:span><text:span text:style-name="T75"> </text:span><text:span text:style-name="T77">made up the largest group in eighty.</text:span></text:p>
      <text:p text:style-name="P43"><text:tab/>“Today, we will expand our reach. Our enemies will not take us by surprise. We will be free to work on wonders of all kinds!” </text:p>
      <text:p text:style-name="P43"><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36"><text:span text:style-name="T77"><text:tab/>Glowing intensified from the transpane. The colonists standing on top of it began to glow with the same light dancing off the transpane, until the light from every person briefly flashed and they were gone. </text:span><text:span text:style-name="T78">Not long after the Shimmering Tower started to glow.</text:span></text:p>
      <text:p text:style-name="P44"><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44"><text:tab/>And it was done. A brief flare, brighter than what many in the crowd thought possible, emanated out before the tower fell to a dull silvery grey.</text:p>
      <text:p text:style-name="P44"><text:soft-page-break/><text:tab/>Vinias did not watch the tower. He was not one to be <text:span text:style-name="T83">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44"/>
      <text:p text:style-name="P44"/>
      <text:p text:style-name="P44"/>
      <text:p text:style-name="P44">CHAPTER 1</text:p>
      <text:p text:style-name="P44"/>
      <text:p text:style-name="P37"><text:span text:style-name="T66"><text:tab/></text:span><text:span text:style-name="T5">The first days were the hardest. I think that is what everyone expected, but no one knew just </text:span><text:span text:style-name="T79">how </text:span><text:span text:style-name="T5"><text:s/>difficult it would be.</text:span></text:p>
      <text:p text:style-name="P44">----------</text:p>
      <text:p text:style-name="P37"><text:span text:style-name="T66"><text:tab/>For as long as Jisto could remember, the moon shone </text:span><text:span text:style-name="T79">every</text:span><text:span text:style-name="T66"> night </text:span><text:span text:style-name="T79">of his life</text:span><text:span text:style-name="T66">. Great-father told Jisto stories about the moon throughout his childhood. Gazing up at the moon, as he did every night, sometimes he could still hear them. </text:span><text:span text:style-name="T79">He gripped his necklace fondly and turned back on the path toward home before papi would yell at him, letting go as he did.</text:span></text:p>
      <text:p text:style-name="P45"><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45"><text:tab/>Still, papi sent Jisto to the market in Drisdal every high-moon and was not happy when Jisto brought back excuses instead of leather. And without the leather, there were fewer shoes, with fewer customers, with fewer coins to take to the market…</text:p>
      <text:p text:style-name="P37"><text:span text:style-name="T79"><text:tab/>Shaking himself, Jisto put a little pip into his step and urged Brond to hurry up as well. It was getting too late for dreary thoughts. In </text:span><text:span text:style-name="T80">his</text:span><text:span text:style-name="T79"> estimation time, spent worrying was better time spent hurrying, but saying such things to papi earned a </text:span><text:span text:style-name="T80">grunt</text:span><text:span text:style-name="T79">. </text:span><text:span text:style-name="T80">Jisto could always bite his tongue when needed.</text:span></text:p>
      <text:p text:style-name="P46"><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46"><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37"><text:span text:style-name="T80"><text:tab/></text:span><text:span text:style-name="T81">Jisto turned right at the fountain square. He thought that it was a little too silent for the night… oh, the tavern isn’t open. </text:span><text:span text:style-name="T6">Hmm,</text:span><text:span text:style-name="T81"> Jisto thought, </text:span><text:span text:style-name="T6">it usually never misses a night- especially not high-moon</text:span><text:span text:style-name="T81">.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58"><text:tab/></text:p>
      <text:p text:style-name="P47"/>
      <text:p text:style-name="P47"><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38"><text:span text:style-name="T66"><text:tab/>Shutting the book with perhaps a little more force than necessary, Piper shuffled over to his cot and shelved </text:span><text:span text:style-name="T3">Ancient Architecture</text:span><text:span text:style-name="T66">. Dreary old buildings did not captivate Piper’s interest the same way stories about heroes fighting fantastical creatures could. Jisto never read, </text:span><text:span text:style-name="T82">yet always needled Piper about reading the same old kind of books.</text:span></text:p>
      <text:p text:style-name="P38"><text:soft-page-break/><text:span text:style-name="T66"><text:tab/></text:span><text:span text:style-name="T7">Well, I can do different things, </text:span><text:span text:style-name="T82">he thought. </text:span><text:span text:style-name="T7">I definitely read different books for myself. Definitely not to impress Jisto</text:span><text:span text:style-name="T82">. Bemused at his own lie, Piper lay down and tried to stop his mind from racing. Eventually he found sleep.</text:span></text:p>
      <text:p text:style-name="P59"/>
      <text:p text:style-name="P48"/>
      <text:p text:style-name="P48"><text:tab/>It didn’t take too long for the sound of the rumbling cart wheels to be replaced by the swishing of grass<text:span text:style-name="T108">. </text:span>Jisto could tell that Brond was beginning to get tired; whickering from the horse had grown more insistent over the past hour. A list of chores that Jisto still had to complete ran through his head. Usually Brond lasted longer than Jisto.</text:p>
      <text:p text:style-name="P48"><text:tab/>Up ahead, before he reached the last turn before cobbler street (the name which Jisto knew <text:span text:style-name="T3">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41">at any townhouse meeting</text:span>. Typically, Jisto would have heard the mayor’s booming voice, <text:span text:style-name="T141">even this far off</text:span>.</text:p>
      <text:p text:style-name="P48"><text:tab/><text:span text:style-name="T141">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48"><text:tab/><text:span text:style-name="T141">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48"><text:tab/><text:span text:style-name="T141">Even so… </text:span></text:p>
      <text:p text:style-name="P48"><text:tab/><text:span text:style-name="T8">No, </text:span><text:span text:style-name="T141">he thought, </text:span><text:span text:style-name="T8">I have to give Brond a rest. </text:span><text:span text:style-name="T141">He paused his walking. </text:span><text:span text:style-name="T8">And me too.</text:span></text:p>
      <text:p text:style-name="P49"><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42">Kofnen</text:span> might have harsh words for him later, but Jisto put that thought behind him. What lay ahead interested him most.</text:p>
      <text:p text:style-name="P49"/>
      <text:p text:style-name="P50"/>
      <text:p text:style-name="P51">Chapter 2</text:p>
      <text:p text:style-name="P51"/>
      <text:p text:style-name="P49"><text:tab/>On the back of the townhouse, in a dirt alleyway next to another building, most all of the windows were shuttered, but Jisto could still make out candle light. Blueish-green paint that reminded Jisto of <text:span text:style-name="T137">turqouise</text:span><text:span text:style-name="T84"> </text:span><text:span text:style-name="T108">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49"><text:span text:style-name="T108"><text:tab/>Behind the slats and the candle (it seemed taller than Brond remembered; he would have to find higher slats) was the source of the sounds. Jisto estimated about </text:span><text:span text:style-name="T109">forty</text:span><text:span text:style-name="T108"> people in total were inside. Jisto could barely make out papi, sitting next to the large and burly chested farmer au’Bornen. A</text:span><text:span text:style-name="T109">round ten</text:span><text:span text:style-name="T108"> townsfolk had remained standing, leaving seven of the tallest chairs, </text:span><text:span text:style-name="T110">at the head of the large oaken table and</text:span><text:span text:style-name="T108"> closest to Jisto, unoccupied.</text:span></text:p>
      <text:p text:style-name="P49"><text:soft-page-break/><text:span text:style-name="T108"><text:tab/>Five people sat on the Order of Conduct. Leading them during Session was the mayor and his deputy. </text:span><text:span text:style-name="T111">A small knot grew in Jisto’s stomach. His legs twitched and longed to kick into action. Maybe just a bit of fresh air…</text:span></text:p>
      <text:p text:style-name="P49"><text:span text:style-name="T111"><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137">Yes, best to avoid any… conflict</text:span><text:span text:style-name="T111">.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51">glass</text:span><text:span text:style-name="T111"> windows, why he’s practically begging for an innocent passerby to look on in.</text:span></text:p>
      <text:p text:style-name="P49"><text:span text:style-name="T108"><text:tab/></text:span><text:span text:style-name="T109">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12">Relaxed, Jisto leaned back against the siding.</text:span></text:p>
      <text:p text:style-name="P49"><text:span text:style-name="T109"><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12">his fingers and press their backs against Jisto’s mouth.</text:span></text:p>
      <text:p text:style-name="P49"><text:span text:style-name="T112"><text:tab/>Remembering exactly what building he was outside of, and occupants who were </text:span><text:span text:style-name="T52">inside</text:span><text:span text:style-name="T112">, Jisto clenched his jaw and resolved to get revenge. Piper couldn’t nearly match his masterful schemes, all he could do was physically discomfit Jisto. It had been awile and Jisto cursed himself for letting his guard down.</text:span></text:p>
      <text:p text:style-name="P52"><text:tab/>Releasing the grip on his necklace, Jisto gently brushed aside Pipers hand. “What are you doing here?” he asked, already knowing the answer. </text:p>
      <text:p text:style-name="P52"><text:tab/>Piper emitted a soft laughed. “Where trouble is a brewin’ I always know where to find Jisto.”</text:p>
      <text:p text:style-name="P49"><text:span text:style-name="T112"><text:tab/>Jisto paused for a brief moment. </text:span><text:span text:style-name="T52">Trouble?</text:span><text:span text:style-name="T112"> Now and again, trouble had a way of finding Jisto. Trouble had a way of ruining a perfectly good joke, and making him look bad. But never, </text:span><text:span text:style-name="T52">never</text:span><text:span text:style-name="T112"> would he be accused of causing…</text:span></text:p>
      <text:p text:style-name="P52"><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52"><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49"><text:span text:style-name="T112"><text:tab/>Piper’s bemusement was almost too much for Jisto. It took a good deal of his restraint not to jab him back, see how </text:span><text:span text:style-name="T52">he </text:span><text:span text:style-name="T112">likes being poked in the side unexpectedly. Which of course he wouldn’t have. Battles are won with weapons. Wars are won with wit. Of course.</text:span></text:p>
      <text:p text:style-name="P52"><text:tab/>But the expression was gone before Jisto could finish deciding not to react. Instead Jisto saw a little bit of worry creep into Piper’s brow.</text:p>
      <text:p text:style-name="P49"><text:span text:style-name="T112"><text:tab/>“When mam didn’t come back at the normal time, I thought I had to check it out,” </text:span><text:span text:style-name="T113">Piper finally responded.</text:span><text:span text:style-name="T112"> Mistress Elzella was a fierce lady. She did not put up with unpunctual behavior. Or long meetings that would cause Mistress Elzella to be unpunctual. Still, </text:span><text:span text:style-name="T114">Jisto knew she had a soft spot for him.</text:span><text:span text:style-name="T112"> </text:span><text:span text:style-name="T114">Elzi</text:span><text:span text:style-name="T113"> always said that he reminded her that “you don’t need to be serious all the time.” A </text:span><text:span text:style-name="T53">serious </text:span><text:span text:style-name="T113">affront to Jisto, but he could not remain angry very long when </text:span><text:span text:style-name="T115">Elzi would take a little off the cost of </text:span><text:span text:style-name="T113">new shoes for Brond. Or when she would slip him a feastday sweet before the actual day. </text:span><text:span text:style-name="T115">In general, </text:span><text:soft-page-break/><text:span text:style-name="T115">o</text:span><text:span text:style-name="T113">ther people doing for Jisto the justice he deserves gain</text:span><text:span text:style-name="T115">s</text:span><text:span text:style-name="T113"> a lot of favor. Try to earn your own justice a little too often and the town chef’s begin to hide the meal preparations.</text:span></text:p>
      <text:p text:style-name="P53"><text:tab/>“Jisto? Are you paying attention?” Piper demanded.</text:p>
      <text:p text:style-name="P49"><text:span text:style-name="T113"><text:tab/>“Yes of course. I don’t see why people always claim my mind wanders. Even though it can be quite wander-</text:span><text:span text:style-name="T53">ful</text:span><text:span text:style-name="T113"> when I need it.”</text:span></text:p>
      <text:p text:style-name="P49"><text:span text:style-name="T113"><text:tab/>Jisto </text:span><text:span text:style-name="T116">didn’t bother to marshall indignation when Piper let out a derisive snort mixed with frustration.</text:span></text:p>
      <text:p text:style-name="P49"><text:span text:style-name="T116"><text:tab/>“</text:span><text:span text:style-name="T110">Listen, do see that one in the corner?”</text:span></text:p>
      <text:p text:style-name="P54"><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54"><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49"><text:span text:style-name="T110"><text:tab/>Special effort seem to go into the man’s appearance, more </text:span><text:span text:style-name="T114">effort than Jisto had ever seen Harralfolk put forth, </text:span><text:span text:style-name="T110">except </text:span><text:span text:style-name="T114">during the Karmban cycle. And even then. Something about the aloof way the man held himself, </text:span><text:span text:style-name="T54">casually</text:span><text:span text:style-name="T114"> clean as if he woke up that way, stirred something inside Jisto.</text:span></text:p>
      <text:p text:style-name="P55"><text:tab/>“I think he’s from . And I think he’s why the meeting is going on for so long.”</text:p>
      <text:p text:style-name="P55"><text:tab/>Jisto shot Piper and accusing look. “How do you know so much about the meeting?”</text:p>
      <text:p text:style-name="P49"><text:span text:style-name="T114"><text:tab/></text:span><text:span text:style-name="T115">Piper snorted. “I watched and paid attention, dummy. You might figure a thing or too out on your own if you paid attention more.” Forestalling Jisto’s protest, Piper continued, “Look, I think he’s from the </text:span><text:span text:style-name="T55">capital</text:span><text:span text:style-name="T115">! Do you know what that means?” He sounded excited.</text:span></text:p>
      <text:p text:style-name="P49"><text:span text:style-name="T115"><text:tab/>“First off all, of course I knew all about the meeting. I just, you know, had to make sure </text:span><text:span text:style-name="T55">you</text:span><text:span text:style-name="T115"> knew about it.” Jisto knew when to stop when Piper starting rolling his eyes. Not that he was saying anything wrong. Of course not. “And the capital? I really doubt it. Sometimes, you know, it’s hard to believe that place actually exists.”</text:span></text:p>
      <text:p text:style-name="P49"><text:span text:style-name="T115"><text:tab/>“</text:span><text:span text:style-name="T140">Oh my</text:span><text:span text:style-name="T115"> </text:span><text:span text:style-name="T137">god,</text:span><text:span text:style-name="T115"> can you please stop joking for one second?” Piper took, then released, two breaths. “I am thoroughly convinced he’s from the capital. </text:span><text:span text:style-name="T117">Last time I saw someone dressed that nice, it must have been,” he glanced upward, creased his brow, and counted off on his fingers under his breath, “</text:span><text:span text:style-name="T118">eleven years ago?”</text:span></text:p>
      <text:p text:style-name="P49"><text:span text:style-name="T118"><text:tab/>“Piper, you squirrel, </text:span><text:span text:style-name="T119">we would have only seen eight sun cycles. I don’t even remember what I had for dinner tonight.”</text:span></text:p>
      <text:p text:style-name="P56"><text:tab/>“That’s because you probably didn’t have dinner,” Piper shot back. “Your memory might be more fit for a squirrel than mine, you... squirrel!” <text:span text:style-name="T143">Jisto smirked, ”</text:span>I know what I know and <text:span text:style-name="T143">the</text:span> man in that room reminds me exactly of the <text:span text:style-name="T143">one</text:span> who visited eleven years ago!”</text:p>
      <text:p text:style-name="P56"><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56"><text:tab/>Instead of giving the reaction Jisto wanted, Piper nodded in agreement. “You know, we have every right to be in that room right now.”</text:p>
      <text:p text:style-name="P56"><text:tab/><text:span text:style-name="T143">After </text:span>Jisto jumped down <text:span text:style-name="T143">he </text:span>helped Piper descend before scoffing, <text:span text:style-name="T148">“as if they’d let us barge in. Even if they didn’t spin us around and boot us out faster than the Chancellor’s own horse</text:span><text:span text:style-name="T149"> </text:span><text:span text:style-name="T148">they’d only stop talking about whatever.” Jisto forestalled Piper’s protest. “I don’t care what the Order of Conduct </text:span><text:soft-page-break/><text:span text:style-name="T148">wrote in those ancient dusty paper weights. Ask anyone of the mayor’s lapdogs today and they’ll tell you we’re just ‘interpreting’ the rules wrong,” he completed in a quick stream of conscience.</text:span></text:p>
      <text:p text:style-name="P1"><text:tab/>Normally Piper’s sudden displeasure would have given Jisto some of the opposite, but his anger tonight barred him from feeling any. Piper pointed back toward the window.</text:p>
      <text:p text:style-name="P56"><text:span text:style-name="T148"><text:tab/>“That doesn’t change the fact that what they’re talking about is something we need to know. Do you not care at all that someone from the capital came all the way out to the </text:span><text:span text:style-name="T152">p</text:span><text:span text:style-name="T148">recipices? </text:span><text:span text:style-name="T152">Do you think he’s just out here enjoying himself? </text:span><text:span text:style-name="T160">He came from far away</text:span><text:span text:style-name="T152">. It’s probably not worth the </text:span><text:span text:style-name="T160">government</text:span><text:span text:style-name="T152">’s time, or coin to bother sending a representative.”</text:span></text:p>
      <text:p text:style-name="P56"><text:span text:style-name="T152"><text:tab/>After he felt that Piper had worked out a sufficient amount of frustration, (and maybe a </text:span><text:span text:style-name="T153">very</text:span><text:span text:style-name="T152"> little amount on his own part,) Jisto responded, “Of course I care! And I happen to know exactly why.” Piper didn’t respond to the bait.</text:span></text:p>
      <text:p text:style-name="P56"><text:span text:style-name="T152"><text:tab/>Finally, Jisto said, “Okay, </text:span><text:span text:style-name="T160">smartass, </text:span><text:span text:style-name="T152">you tell me,” and forcefully halted his legs and folded his arms. The way his feet had impacted the ground Jisto could almost believe he was trying to squish an unlucky burroworm. Unlikely on a clear night like this, Jisto briefly reflected.</text:span></text:p>
      <text:p text:style-name="P56"><text:span text:style-name="T152"><text:tab/>“Why, he came to get his overturned boots shined by the </text:span><text:span text:style-name="T153">best </text:span><text:span text:style-name="T152">cobbler in the ‘pices,” Jisto turned towards the townhouse before continuing, “Why wouldn’t such an </text:span><text:span text:style-name="T153">esteemed, reputable, </text:span><text:span text:style-name="T155">highly respected </text:span><text:span text:style-name="T154">chronicler </text:span><text:span text:style-name="T152">come all this way </text:span><text:span text:style-name="T155">for that</text:span><text:span text:style-name="T152">? </text:span><text:span text:style-name="T155">T</text:span><text:span text:style-name="T152">he best cobbler in all of Mussel if you ask papi.” Jisto threw his arms up, and hoped that Piper picked up on his mockery. Even Piper knew that using “mayorspeak” only made you sound silly.</text:span></text:p>
      <text:p text:style-name="P56"><text:span text:style-name="T152"><text:tab/></text:span><text:span text:style-name="T155">“Chronicler’s don’t look like that, squirrel head,” Piper threw back, his fixation on Jisto’s earlier insult making Jisto smile, “and they come a lot more often than this newcomer, and the man from way back.” </text:span><text:span text:style-name="T156">Piper’s agitation seemed to be at a low sizzle by now.</text:span></text:p>
      <text:p text:style-name="P2"><text:tab/>“Oh, I know all about chronicler’s. Papi has even more choice things to say about them than he does me!” <text:span text:style-name="T161">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with cirule straight from the capital?</text:span></text:p>
      <text:p text:style-name="P2"><text:tab/><text:span text:style-name="T162">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63">They both jumped as the door slammed open.</text:span></text:p>
      <text:p text:style-name="P2"/>
      <text:p text:style-name="P31">Chapter 3</text:p>
      <text:p text:style-name="P2"><text:tab/></text:p>
      <text:p text:style-name="P2"><text:tab/><text:span text:style-name="T163">Piper didn’t recover as quickly as Jisto, and that bothered him. Quickly he put the bother away. If he didn’t know better, he’d think Jisto pretended at nonchalance just to annoy him.</text:span></text:p>
      <text:p text:style-name="P2"><text:tab/>“...<text:span text:style-name="T162">clear that our plight means nothing to you!” came through the now open left-most door, announcing farmer au’Bornen. He and Jisto may as well have been two of the paving stones for all the attention au’Bornen gave them. Not too long after came a stream of people, farmers and tradesfolk, out the same door. Most of them carried au’Bornen’s rancid expression. Some tradesfolk glanced curiously at Piper and Jisto. </text:span><text:span text:style-name="T9">Interesting. </text:span><text:span text:style-name="T163">Piper stored that thought away for later. Several of the horses across the street were already mounted by the farmers who still had to make their way out to their fields, by the time the second door opened.</text:span></text:p>
      <text:p text:style-name="P2"><text:tab/><text:span text:style-name="T162">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soft-page-break/><text:tab/><text:span text:style-name="T162">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63">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63">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65">It didn’t make sense for Piper to feel unease about the capitol man. </text:span><text:span text:style-name="T10">Hornless </text:span><text:span text:style-name="T11">h</text:span><text:span text:style-name="T10">aryits, I need something else to call him.</text:span><text:span text:style-name="T165"> Why shouldn’t the capital occasionally send someone… a visit from an… </text:span></text:p>
      <text:p text:style-name="P2"><text:tab/>“<text:span text:style-name="T165">Architect,” Piper blurted. </text:span></text:p>
      <text:p text:style-name="P2"><text:tab/>“<text:span text:style-name="T165">What?” asked Jisto.</text:span></text:p>
      <text:p text:style-name="P2"><text:tab/><text:span text:style-name="T165">Cheeks blushing slightly, Piper responded, “Architect, that’s what they’re called.”</text:span></text:p>
      <text:p text:style-name="P2"><text:tab/>“<text:span text:style-name="T165">Who?” asked Jisto.</text:span></text:p>
      <text:p text:style-name="P2"><text:tab/>“<text:span text:style-name="T165">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65">Ah, of course, I was waiting for you to figure that out.”</text:span></text:p>
      <text:p text:style-name="P2"><text:tab/><text:span text:style-name="T165">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2"><text:tab/><text:span text:style-name="T166">Jisto forestalled Piper’s retort. “Okay, impress me with your ‘haryit intellect’. Tell me why I care so deeply about an architect visiting us ‘picers.”</text:span></text:p>
      <text:p text:style-name="P2"><text:tab/><text:span text:style-name="T166">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1">you</text:span><text:span text:style-name="T166"> tell </text:span><text:span text:style-name="T11">me</text:span><text:span text:style-name="T166">.”</text:span></text:p>
      <text:p text:style-name="P2"><text:span text:style-name="T166"><text:tab/>“Alright, an </text:span><text:span text:style-name="T11">Architect</text:span><text:span text:style-name="T166">. Know all about these people. They’re really important. They only visit precipice dumps like Harro’s every ten years or so. And, he scares the wits out of you. Good thing I’m here to help you remember.“</text:span></text:p>
      <text:p text:style-name="P2"><text:tab/><text:span text:style-name="T167"><text:tab/></text:span></text:p>
      <text:p text:style-name="P3"><text:tab/>“Architects, well, they made the Dome didn’t they? And the Shimmering Tower.”</text:p>
      <text:p text:style-name="P3"><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3"><text:tab/>Jisto grabbed his necklace with his left hand. “What is your point? You think they want to build us a shiny stick in the ground all the way out here?”</text:p>
      <text:p text:style-name="P2"><text:span text:style-name="T167"><text:tab/>“No, you’re missing the bigger picture. Architects are a super important part of the government. I read that almost all of them have to work all day long just to keep the Cirulean Protocol running out of the Tower, why would they spare even one?</text:span><text:span text:style-name="T90"> </text:span><text:span text:style-name="T167">I’m telling you something isn’t, well, natural.”</text:span></text:p>
      <text:p text:style-name="P2"><text:tab/>“<text:span text:style-name="T167">Do you remember when all of your madi’s horseshoe nails went missing, and au’Bornen’s field dried up that one year? The year he decided to become mayor?” Jisto knew Piper wanted to say something about how you don’t just </text:span><text:span text:style-name="T12">become</text:span><text:span text:style-name="T167"> mayor but Jisto didn’t have the patience. He continued, “And it didn’t stop there, lots of other stuff happened too.”</text:span></text:p>
      <text:p text:style-name="P2"><text:soft-page-break/><text:tab/>“<text:span text:style-name="T168">Well, you had this weird idea that the Artifacts failed us. You had this whole mixed idea about the government trying to unhorn</text:span><text:span text:style-name="T91"> </text:span><text:span text:style-name="T168">us or something.”</text:span></text:p>
      <text:p text:style-name="P2"><text:tab/><text:span text:style-name="T168">Piper injected, “As I recall </text:span><text:span text:style-name="T13">you </text:span><text:span text:style-name="T168">stole my madi’s nails; she didn’t let my papi sleep for a week just trying to replace them!”</text:span></text:p>
      <text:p text:style-name="P2"><text:tab/><text:span text:style-name="T168">Jisto waved the statement away, “That’s not my point.” He let go of his necklace, then continued, “Look, at the time you thought it was some secret conspiracy.</text:span><text:span text:style-name="T91"> </text:span><text:span text:style-name="T168">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2"><text:span text:style-name="T168"><text:tab/>Piper folded his arms. “We were eight, and madi just got me that book about the Architects. Back then I expected to find a Cirulist under every rock. But it’s different now. Now there actually is a man from the capitol. An </text:span><text:span text:style-name="T13">actual </text:span><text:span text:style-name="T168">Architect!. And its not like I’ve fabricated any bizarre ideas about haryit herd spottings or missing livestock. This is literal fact,” he paused, “you can’t tell me it’s not at all significant.”</text:span></text:p>
      <text:p text:style-name="P4"><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2"><text:span text:style-name="T168"><text:tab/>Piper laughed, “</text:span><text:span text:style-name="T13">Now</text:span><text:span text:style-name="T168"> who’s the hornlack? For all your denial about the Architect, <text:s/>you seem to be ready to throw punches with the mayor.”</text:span></text:p>
      <text:p text:style-name="P5"><text:tab/>“Bananas! What the hell even are those! Those don’t exist in this world! Is the author really writing this line of dialogue write now? C what I did ther? Hrasada sd</text:p>
      <text:p text:style-name="P2"><text:tab/>“<text:span text:style-name="T169">As if,” Jisto scoffed, “Mayor can do what he wants, he’s the mayor after all. We’ll just see how far he gets with fake coin.”</text:span></text:p>
      <text:p text:style-name="P2"><text:tab/>“<text:span text:style-name="T169">Great, I’ll catch you later.”</text:span><text:span text:style-name="T92"> </text:span><text:span text:style-name="T169">Piper started heading in the direction of his house. “Oh, and I’d try to get back quick, I think that’s your papi coming out</text:span><text:span text:style-name="T93"> </text:span><text:span text:style-name="T169">before your papi, if I were you”</text:span></text:p>
      <text:p text:style-name="P2"><text:tab/><text:span text:style-name="T169">Jisto unclenched the fist he didn’t know he’d been holding. He immediately sprinted off, in the towards direction of his house the second time that day, to the sound of Piper’s chuckling.</text:span></text:p>
      <text:p text:style-name="P2"/>
      <text:p text:style-name="P6">CHAPTER 4</text:p>
      <text:p text:style-name="P33">douchey italics</text:p>
      <text:p text:style-name="P6"/>
      <text:p text:style-name="P6"><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6"><text:tab/>That is, until the two families had become one with the marriage of the Alstop blacksmiths and <text:span text:style-name="T335">au’Jur</text:span><text:span text:style-name="T84">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6"><text:tab/>Before he even got to the bottom of the stairs he heard a trio of hammers ringing on metal. Piper felt grateful to be the third born <text:span text:style-name="T170">in a family of two professions.</text:span> <text:span text:style-name="T170">H</text:span>e had a bit more choice of which <text:span text:style-name="T170">one </text:span>to grow up into. <text:span text:style-name="T170">Smelling </text:span>the <text:span text:style-name="T170">culmination of a day’s worth of </text:span>sweat from Nadi and <text:span text:style-name="T170">Pithler every evening was enough to push him towards his madi’s expertise.</text:span></text:p>
      <text:p text:style-name="P6"><text:tab/><text:span text:style-name="T170">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text:span><text:soft-page-break/><text:span text:style-name="T170">down was enough to disprove any notion of them working this early.<text:line-break/><text:tab/></text:span><text:span text:style-name="T14">And, </text:span><text:span text:style-name="T170">Piper thought as he pushed his way into the shop, </text:span><text:span text:style-name="T14">madi is out getting water.</text:span><text:span text:style-name="T170"> She was nowhere to be seen, as usual. The daily ritual did not vary much. Piper still liked to walk himself through his deductions every day. It helped wake the mind up. And when he made a mistake of who’s where then the day usually turned out to be interesting.</text:span></text:p>
      <text:p text:style-name="P6"><text:tab/><text:span text:style-name="T170">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6"><text:tab/><text:span text:style-name="T171">Reasonable, perhaps, if you don’t want to be accustomed to burning your timbered house down. But not so for a hungry Pithler. Against burning the building he may be, but definitely not reasonable.</text:span></text:p>
      <text:p text:style-name="P6"><text:tab/><text:span text:style-name="T172">A prolonged hiss emerged from the small doorway embedded in the divider wall. The sound of hammers stopped coming through. Nadi, propelled by the sound, came into the farrier’s shop to find Piper seated at the small table in the back by the cramped kitchen. It stopped making sense to have two of everything after madi’s and papi’s rites were sealed.</text:span></text:p>
      <text:p text:style-name="P6"><text:tab/><text:span text:style-name="T173">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6"><text:tab/><text:span text:style-name="T173">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6"><text:tab/><text:span text:style-name="T174">Piper offered some flatroot leaves, which Nadi gratefully accepted. Soon she had a steaming cup to match his own.</text:span></text:p>
      <text:p text:style-name="P6"><text:tab/><text:span text:style-name="T174">Nadi started the conversation. “I hear you had quite the adventure last night,” she prodded jokingly. Too often Piper’s siblings made him think of Jisto.</text:span></text:p>
      <text:p text:style-name="P6"><text:tab/>“<text:span text:style-name="T174">Hardly, if you can even call watching a townhouse meeting an adventure. The only exciting thing was an Architect from the capitol was in there, too.”</text:span></text:p>
      <text:p text:style-name="P6"><text:tab/><text:span text:style-name="T174">Nadi snorted. “Wasin’ I heard that you weren’t just watching, but sneaking. And an Architect?” She snorted again. “Weren’t ever any Architects come around the ‘pisces.”</text:span></text:p>
      <text:p text:style-name="P6"><text:tab/>“<text:span text:style-name="T174">How about that time back when au’Bornen was mayor? He couldn’t stop ranting for days. And I at least know you were old enough to remember. Jisto seems to believe I’m making things up.” Jisto waited.</text:span></text:p>
      <text:p text:style-name="P6"><text:tab/>“<text:span text:style-name="T174">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6"><text:tab/>“<text:span text:style-name="T174">He didn’t stay very long. I think,” she scrunched her brow. “I think things mostly got better. A lot of people complained that the relics were on the fritz. And I think the Architect said something about the ‘protocol wires’ being damaged.”</text:span></text:p>
      <text:p text:style-name="P6"><text:tab/>“<text:span text:style-name="T174">The... Cirulean Protocol?”</text:span></text:p>
      <text:p text:style-name="P6"><text:tab/><text:span text:style-name="T174">Nadi shrugged. “Mayhap it’s so. I guess he turned it back on.”</text:span></text:p>
      <text:p text:style-name="P6"><text:tab/>“<text:span text:style-name="T174">No, the Protocol never turns </text:span><text:span text:style-name="T15">off. </text:span><text:span text:style-name="T174">But sometimes it only trickles through, like cupped water in your hands. And if the wires were damaged that explains why everyone in town was having troubles,” Piper struggled to recall, “but I don’t understand, the book said that they’re indestructible.”</text:span></text:p>
      <text:p text:style-name="P6"><text:soft-page-break/><text:tab/><text:span text:style-name="T174">Downing the last of her tea, Nadi stood up. “Doesn’t sound right to me. Papi draws out wire all the time for all the farmer’s fencing. Once Pither cooled it too quickly and it snaps right off.” Nadi laughed, “Ah, but once was the only time he messed </text:span><text:span text:style-name="T16">that</text:span><text:span text:style-name="T175"> up.”</text:span></text:p>
      <text:p text:style-name="P6"/>
      <text:p text:style-name="P6">?<text:span text:style-name="T175">Chapter? 5?</text:span></text:p>
      <text:p text:style-name="P6"/>
      <text:p text:style-name="P7"><text:tab/>Jisto’s arms felt sore. They felt heavy. They pulled him to the ground and his legs weren’t much help either.</text:p>
      <text:p text:style-name="P7"><text:tab/>He’d been right. Papi was <text:span text:style-name="T3">not</text:span> happy to find out he’d heard part of the meeting. Trying to use Piper-words did not get him very far. Piper had been wrong about being able to attend the meeting once you’ve had your age rite. Wrong. He would tell Piper <text:span text:style-name="T3">all</text:span> about it later.</text:p>
      <text:p text:style-name="P7"><text:tab/>But right now his focus was on the wood cutting. Even though his arms felt as dead as the axe they wielded Jisto pushed on. Oh, Jisto was <text:span text:style-name="T3">absolutely sure</text:span> that papi needed all the wood today to boil leather. Nevermind that boil day was not for another week. Nevermind that he already chopped enough wood for three boil days.</text:p>
      <text:p text:style-name="P7"><text:tab/>Jisto took a well earned, if not a little. Definitely not for being tired. Jisto could go all day. Still, <text:span text:style-name="T176">it would be nice if </text:span>papi <text:span text:style-name="T176">relieved him before noon.</text:span></text:p>
      <text:p text:style-name="P7"><text:tab/><text:span text:style-name="T176">He had an Architect to see. And not because of Piper’s silly reasons. Of course he would ask, on behalf of Piper, some questions. But only if he had enough time. Yes. In fact this was enough wood.</text:span></text:p>
      <text:p text:style-name="P7"><text:tab/><text:span text:style-name="T176">Jisto leaned the axe against the stump and chucked the last few pieces of wood into the drawcart. He picked up the drawcart’s long handle, checked that it wasn’t tipping back too far on its two wheels, and made his way back into town.</text:span></text:p>
      <text:p text:style-name="P7"><text:tab/><text:span text:style-name="T176">Papi did not waste much time speaking to Jisto after he walked back in the door. Papi did never waste much time.</text:span></text:p>
      <text:p text:style-name="P7"><text:tab/>“<text:span text:style-name="T176">You already cut the logs?” It was less a question than an accusation.</text:span></text:p>
      <text:p text:style-name="P7"><text:tab/>“<text:span text:style-name="T176">Certainly, dear papi. I thought I would impress you with my speed,” Jisto spoke with a mock bow.</text:span></text:p>
      <text:p text:style-name="P7"><text:tab/><text:span text:style-name="T176">“Listen, son,” papi sighed, “I think we need to talk about yestereve.”</text:span></text:p>
      <text:p text:style-name="P7"><text:tab/>“<text:span text:style-name="T176">Oh, about what?” Jisto felt a bit of anger well up in his throat, near his necklace, which he clenched. Maybe too quickly, the blisters on his right hand began complaining. “What do I care about your stupid little fan club?”</text:span></text:p>
      <text:p text:style-name="P7"><text:tab/><text:span text:style-name="T176">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7"><text:tab/>“<text:span text:style-name="T177">He has a name.”</text:span></text:p>
      <text:p text:style-name="P7"><text:tab/>“<text:span text:style-name="T177">But he was smart enough to not get himself into trouble!”</text:span></text:p>
      <text:p text:style-name="P7"><text:tab/><text:span text:style-name="T177">Jisto threw up his hands. “What? What is this about, papi?”</text:span></text:p>
      <text:p text:style-name="P7"><text:tab/>“<text:span text:style-name="T177">You’re keen, son. You figure things out, and get the beat from beneath the surface- but you always hide from the knowledge! But instead of doing anything meaningful, you act rash and stir people up.</text:span></text:p>
      <text:p text:style-name="P8"><text:tab/>“Even au’Bornen and I didn’t catch on to the mayor stealing from the chroniclers’ claim. That gave us the leverage to keep our meetings going. And even,” he looked northwest toward the mayor’s manner, “to have him show up.”</text:p>
      <text:p text:style-name="P8"><text:tab/>“Funny you say that papi, when you’re always on about the chroniclers’ stealing from us.”</text:p>
      <text:p text:style-name="P7"><text:tab/>“<text:span text:style-name="T177">Boy, there’s anger at taxation, and then there’s the mayor stealing from the capitol’s taxes on us. When the Order of Conduct also taxes us. But this is exactly what I mean.</text:span></text:p>
      <text:p text:style-name="P8"><text:soft-page-break/><text:tab/>He fixed his gaze on Jisto. “You learn something like that, then you can use that knowledge. Hardly the same as learning about the hidden location of feastday food and breaking in! When there’s only a few hours until the feast actually starts!”</text:p>
      <text:p text:style-name="P7"><text:tab/><text:span text:style-name="T178">Papi pulled his fingers back to his face. “You have so much to learn, but you’re never ready. You act impulsively and without respect. The only thing I can think of is setting chores-”</text:span></text:p>
      <text:p text:style-name="P7"><text:tab/><text:span text:style-name="T178">Jisto exploded. </text:span>“<text:span text:style-name="T178">What about the Architect in town? What am I supposed to do with </text:span><text:span text:style-name="T17">that </text:span><text:span text:style-name="T178">knowledge, hmm papi?”</text:span></text:p>
      <text:p text:style-name="P7"><text:span text:style-name="T94"><text:tab/></text:span><text:span text:style-name="T178">Papi looked up at Jisto sharply. “How do you know about that?”</text:span></text:p>
      <text:p text:style-name="P7"><text:tab/>“<text:span text:style-name="T178">It’s pretty obvious! Nice clothes on a stranger who I’ve never seen in town before? It got Jisto in a tizzy way more than he usually is. Architects don’t just take wander to the farthest-most reaches of Mussel. You think the precipices are a vacation spot?” Jisto released his necklace and spun to face the door.</text:span></text:p>
      <text:p text:style-name="P7"><text:tab/>“<text:span text:style-name="T178">You hold up now! Boy I am not through with-” But Jisto didn’t hear the last part, severed by the door slamming shut.</text:span></text:p>
      <text:p text:style-name="P7"/>
      <text:p text:style-name="P9">Chapter 6</text:p>
      <text:p text:style-name="P9"><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9"><text:tab/>An unspoken agreement, perhaps a written one (Jisto did not pay attention to his histories), proclaimed the mayor would reside in the manor. And the rest of the government would held their central offices there, and they met in the central hall. Apparently the Order of Conduct had a whole wing to themselves.</text:p>
      <text:p text:style-name="P9"><text:tab/>Much like the townhouse any resident of Harral’s Precipice who had passed the age rites was welcomed into the manor. <text:span text:style-name="T3">Well</text:span>, Jisto thought, <text:span text:style-name="T3">maybe tolerated</text:span>. The first Order of Conduct had a very relaxed approach when it came to acknowledging the rules of the town. Or perhaps it had been an oversight that was only found after they wrote the first Conduct. <text:span text:style-name="T179">Jisto thought that he should know that, but like most useless details he did not keep that knowledge around for long. What was important is that he could get inside. Else, he already had one of three back up plans ready to go. Just in case.</text:span></text:p>
      <text:p text:style-name="P9"><text:tab/><text:span text:style-name="T180">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9"><text:tab/><text:span text:style-name="T180">So when Jisto approached the gateguard it was imperative for Jisto to act like he belonged. </text:span><text:span text:style-name="T18">He </text:span><text:span text:style-name="T180"><text:s/>knew what he was supposed to be doing. If the guard didn’t that was her problem. To that end, Jisto expressed a touch of outraged shock when she barred his path.</text:span></text:p>
      <text:p text:style-name="P9"><text:tab/>“<text:span text:style-name="T180">Excuse me? Ma’am you are obstructing my way.”</text:span></text:p>
      <text:p text:style-name="P9"><text:tab/><text:span text:style-name="T181">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9"><text:tab/><text:span text:style-name="T181">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9">I need to start wearing a tin casing like this dolt</text:span><text:span text:style-name="T182">.</text:span></text:p>
      <text:p text:style-name="P9"><text:tab/>“<text:span text:style-name="T182">No one passes,” she said in monotone. Might as well be commenting on the weather. Rainy weather.</text:span></text:p>
      <text:p text:style-name="P9"><text:soft-page-break/><text:tab/><text:span text:style-name="T182">Indignance, shock, outrage, Jisto barely had to pretend. “You </text:span><text:span text:style-name="T20">will</text:span><text:span text:style-name="T183"> let me pass, or you can say good bye to that shiny armor and that jumped up</text:span><text:span text:style-name="T95"> </text:span><text:span text:style-name="T183">stick. The mayor will not be happy to find out someone actually important was denied entry!”</text:span></text:p>
      <text:p text:style-name="P9"><text:tab/><text:span text:style-name="T183">This time, she broke her disconcerting silence with a modicum amount of emotion. </text:span><text:span text:style-name="T20">Good, get blustering and I’ll be in before Papi even knows the door shut</text:span><text:span text:style-name="T183">. </text:span></text:p>
      <text:p text:style-name="P9"><text:tab/><text:span text:style-name="T183">She said, “By the mayor’s own words, and a writ from the Order of Conduct, </text:span><text:span text:style-name="T20">no one</text:span><text:span text:style-name="T183"> is to be allowed on the grounds while the guest of the town resides.”</text:span></text:p>
      <text:p text:style-name="P9"><text:tab/><text:span text:style-name="T183">Maybe not as emotional as he would have liked, but Jisto had something to work with. “Our guest, eh? The one you’ve probably never even seen? Did your superior tell you to say those things, keep out everyone? What if the mayor himself wanted to come home!”</text:span></text:p>
      <text:p text:style-name="P9"><text:tab/><text:span text:style-name="T183">Perhaps he touched on something with the last words, but Jisto felt her resolve harden, through the spear. Was it pressing against him harder?</text:span></text:p>
      <text:p text:style-name="P9"><text:tab/>“<text:span text:style-name="T183">Hornless haryit, you don’t know what you’re talking about. Guests are privileged visitors.”</text:span></text:p>
      <text:p text:style-name="P9"><text:tab/><text:span text:style-name="T183">Jisto went in for the closer. </text:span>“<text:span text:style-name="T183">I claim guestrite.”</text:span></text:p>
      <text:p text:style-name="P9"><text:tab/><text:span text:style-name="T183">This gave her pause. Had he started out the conversation this way no doubt she would have turned him away. But if he understood correctly then this guard, just by making conversation with him, had made an invitation.</text:span></text:p>
      <text:p text:style-name="P10"><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9"><text:tab/><text:span text:style-name="T184">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9"><text:tab/>“<text:span text:style-name="T184">I haven’t met many guards without a name,” Jisto opened casually. He could still feel her seething. It might help him get the information he needed.</text:span></text:p>
      <text:p text:style-name="P9"><text:tab/>“<text:span text:style-name="T185">Seargant au’Baum” she snapped, then went incommunicado. Guestrite was tricky business. Fortunately for Jisto a host had to give you something to call them by. A last name was stiffly formal, but Jisto figured he could get her to warm up to him.</text:span></text:p>
      <text:p text:style-name="P9"><text:tab/>“<text:span text:style-name="T186">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9"><text:tab/>“<text:span text:style-name="T186">Relent your haryit leavings, au’Dor.”</text:span></text:p>
      <text:p text:style-name="P9"><text:tab/><text:span text:style-name="T186">Jisto nearly stumbled, but years of practiced grace saved him. If she knew </text:span><text:span text:style-name="T21">his</text:span><text:span text:style-name="T186"> name then the gambit was up. Except, he already won by gaining entry. Mostly Jisto was disappointed whenever someone else in the town seemed to know about him, when he didn’t know anything about that person. No reason at </text:span><text:span text:style-name="T21">all</text:span><text:span text:style-name="T186"> anyone should know his name, of course. If he had to find the Architect himself, so be it. About to say something to the effect that he could find his way from there, Sgt. au’Baum continued speaking.</text:span></text:p>
      <text:p text:style-name="P9"><text:tab/>“<text:span text:style-name="T186">You and every other farmer or tradesfolk wants the same thing. Words with the ambassador.” </text:span></text:p>
      <text:p text:style-name="P34"><text:tab/>Ambassador? This is definitely more than just a chance visit.</text:p>
      <text:p text:style-name="P9"><text:span text:style-name="T21"><text:tab/>“</text:span><text:span text:style-name="T186">If I hadn’t already turned away fifty others we wouldn’t be walking here right now.”</text:span></text:p>
      <text:p text:style-name="P9"><text:tab/><text:span text:style-name="T21">I don’t even think the last Architect was considered an ‘ambassador’. Au’Bornen had petitioned for months after becoming mayor just to get a pineye in response, back then.</text:span></text:p>
      <text:p text:style-name="P9"><text:span text:style-name="T21"><text:tab/></text:span><text:span text:style-name="T186">“Trying to manipulate me won’t work.”</text:span></text:p>
      <text:p text:style-name="P9"><text:tab/><text:span text:style-name="T21">Outrageous, never in my life would I even conceive of trick… But if this time an Architect is coming as an ambassador…</text:span></text:p>
      <text:p text:style-name="P9"><text:soft-page-break/><text:span text:style-name="T21"><text:tab/></text:span><text:span text:style-name="T186">Au’baum’s silence registered with Jisto about as much as her words did. Sure, he </text:span><text:span text:style-name="T21">looked </text:span><text:span text:style-name="T186">like he was listening, but at this point that was just a talent Jisto developed.</text:span></text:p>
      <text:p text:style-name="P11"><text:tab/><text:span text:style-name="T3">And if last time the visit was unofficial, then... it’s way more serious now</text:span>. Jisto paused in his footsteps and the sergeant paused not a hair’s width ahead of him, eyes scrutinizing. <text:span text:style-name="T3">A keen one,</text:span> Jisto observed.</text:p>
      <text:p text:style-name="P11"><text:tab/>“Sergeant, do you remember the last time an Architect visited?”</text:p>
      <text:p text:style-name="P11"><text:tab/>If Sergeant au’Baum was at all taken aback, she did not let it show. Jisto took a moment to appreciate her. To her credit, she did not look like one schooled in maintaining face. Perhaps because in order to break face one must actually be expressive.</text:p>
      <text:p text:style-name="P11"><text:tab/>“<text:span text:style-name="T187">Yes.”</text:span></text:p>
      <text:p text:style-name="P11"><text:tab/>“<text:span text:style-name="T187">And, would you please remind me why he visited?”</text:span></text:p>
      <text:p text:style-name="P11"><text:tab/>“<text:span text:style-name="T187">Any more questions?” </text:span></text:p>
      <text:p text:style-name="P12"><text:tab/>Jisto was straining his guestrite. Three questions was the socially acceptable limit. One more and the sergeant wouldn’t have to go all the way to the mayor to send Jisto off. She answered before he had time to complete his thought.</text:p>
      <text:p text:style-name="P11"><text:tab/>“<text:span text:style-name="T187">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1"><text:tab/>“<text:span text:style-name="T187">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1"><text:tab/>“<text:span text:style-name="T188">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1"><text:tab/><text:span text:style-name="T188">She stopped as the reached the front steps leading up to the oaken double doors of the manor. “I suspect I’ve given you enough detail, master au’Dor.”</text:span></text:p>
      <text:p text:style-name="P11"><text:tab/><text:span text:style-name="T188">Altogether too much. Jisto did not say anything, but simply nodded. He did not notice his mind working to file the information away. He </text:span><text:span text:style-name="T22">did </text:span><text:span text:style-name="T188">notice that she left off the inflexion on ‘master’. The same way you would address a child who hadn’t completed the age rites. Or maybe just because he was only an apprentice tradesfolk. But that style of reference to someone was much less common.</text:span></text:p>
      <text:p text:style-name="P9"><text:span text:style-name="T21"><text:tab/></text:span><text:span text:style-name="T188">However she meant it, Jisto didn’t care, for his mind had turned to the task ahead. Mentally dismissing the sergeant he murmered a farewell, and walked into a side entrance beside the main doors.</text:span></text:p>
      <text:p text:style-name="P60"/>
      <text:p text:style-name="P9"/>
      <text:p text:style-name="P13"><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3">that</text:span> was a lot harder than convincing her underlings to sign her on for a shift at the front gate. A lot harder than being willing to accept her impending censure for failing a part of her duty.</text:p>
      <text:p text:style-name="P13"><text:tab/>She entered the serving door, turned towards the attending steward, and asked him to see message delivered to Mayor <text:span text:style-name="T332">Bombeel</text:span>. That should give Jisto enough time <text:span text:style-name="T189">before the mayor expelled him.</text:span> She may have overdone the Architects instructions <text:span text:style-name="T189">a tiny bit</text:span>. Let in a troublemaker, and who <text:soft-page-break/>better in town than Jisto au’Dor? She <text:span text:style-name="T189">definitely </text:span>thought she would have to settle for another lad, <text:span text:style-name="T189">and had a few in mind, but then Jisto practically delivered himself.</text:span></text:p>
      <text:p text:style-name="P13"><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89">let alone Jisto au’Dor</text:span>. <text:span text:style-name="T189">It was almost enough for Chelser to suspect something was amiss, if it weren’t for the fact that Jisto’s father was Erling au’Dor. Mayor Bombeel did not pay her enough for all the intrigues she had to deal with.</text:span></text:p>
      <text:p text:style-name="P13"><text:tab/><text:span text:style-name="T189">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7"/>
      <text:p text:style-name="P14">Chapter SEPTember – ember convert to dec</text:p>
      <text:p text:style-name="P7"/>
      <text:p text:style-name="P7"><text:tab/><text:span text:style-name="T190">Oh kay. Wow I can’t focus at all right now. I still have 1100 words to do before I meet todays goal, and I wanted to do 2000? well. I guess we’ll just cut the haryit leavings and jump right into it.</text:span></text:p>
      <text:p text:style-name="P7"><text:tab/><text:span text:style-name="T191">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7"><text:tab/><text:span text:style-name="T192">Most of the servants were heading towards the central stairs. And they went up. And up. </text:span></text:p>
      <text:p text:style-name="P7"><text:span text:style-name="T192"><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Jorang Alstop. Anyhow, three stories was the most Jisto had ever negotiated.</text:span></text:p>
      <text:p text:style-name="P7"><text:tab/><text:span text:style-name="T193">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32"><text:tab/><text:span text:style-name="T108">Having never </text:span><text:span text:style-name="T120">spoken to </text:span><text:span text:style-name="T108">anyone very important, well more important than a mayor, Jisto did not know if it was appropriate to knock. A knock lent dignity, but diminished anger. A knock conferred respect, but Jisto did not think he wanted to show any right now. </text:span><text:span text:style-name="T121">When a servant walked by, Jisto adopted a feigned confidence and right to be up there, and a how-dare-you-assume-otherwise glare. With only one real direction to go, it probably didn’t have the effect he desired.</text:span></text:p>
      <text:p text:style-name="P15"><text:tab/>His knock dilemma was solved after the servant strolled right on in to the antechamber. A quick count of ten and Jisto <text:span text:style-name="T194">followed in the servant’s wake. He</text:span><text:span text:style-name="T96"> </text:span><text:span text:style-name="T194">didn’t notice that his</text:span><text:span text:style-name="T96"> </text:span><text:span text:style-name="T194">hand had crept to his necklace.</text:span></text:p>
      <text:p text:style-name="P15"><text:tab/><text:span text:style-name="T195">Sudden panic seized Jisto and an urge to dash back down the stairs seized Jisto’s legs. </text:span><text:span text:style-name="T23">What am I doing I can’t just walk in there I have nothing to say he won’t listen to me if he doesn’t laugh then the town guards will arrest me and-</text:span></text:p>
      <text:p text:style-name="P15"><text:span text:style-name="T23"><text:tab/></text:span><text:span text:style-name="T195">A calmness rushed up Jisto’s right arm. It spread across his chest, down his other arm, through his legs, and up to his head, eerily similar to earlier.</text:span><text:span text:style-name="T97"> </text:span><text:span text:style-name="T196">He had always wanted to yell at his father, but had never even raised his voice before then. At his father or anyone, should he have, earlier? </text:span></text:p>
      <text:p text:style-name="P16"><text:tab/>Jisto stood there. Jisto wanted to run.</text:p>
      <text:p text:style-name="P15"><text:tab/><text:span text:style-name="T24">You can’t</text:span><text:span text:style-name="T196">. Jisto never had second doubts. And he assuredly never had second doubts about his second doubts. Once committed to an action, Jisto followed through, damn</text:span><text:span text:style-name="T97"> </text:span><text:span text:style-name="T196">the consequences. Pause at </text:span><text:soft-page-break/><text:span text:style-name="T196">an important moment and you’d regret it. Even if whatever you wanted still happened. No, no time for niggling doubts. And now, the second time in one day, he was questioning himself.</text:span></text:p>
      <text:p text:style-name="P32"><text:tab/><text:span text:style-name="T122">And Jisto uncompromisingly </text:span><text:span text:style-name="T123">preferred to keep people calm</text:span><text:span text:style-name="T122">. </text:span><text:span text:style-name="T123">When speaking directly to them, at least; all bets were off for his… adventures.</text:span><text:span text:style-name="T122"> </text:span><text:span text:style-name="T123">E</text:span><text:span text:style-name="T122">ven he couldn’t fool himself at this moment. </text:span><text:span text:style-name="T124">And now, the second time in one day, he was about to </text:span><text:span text:style-name="T123">instigate </text:span><text:span text:style-name="T124">have harsh words. </text:span><text:span text:style-name="T125">What was wrong?</text:span></text:p>
      <text:p text:style-name="P32"><text:span text:style-name="T125"><text:tab/></text:span><text:span text:style-name="T56">This time, it’s important</text:span><text:span text:style-name="T125">. Papi was right. Not completely, Jisto would never admit that. </text:span><text:span text:style-name="T126">B</text:span><text:span text:style-name="T125">ut he had never done anything important before. </text:span><text:span text:style-name="T126">Important people seem to never be around when Jisto was, strange coincidence. Au’Bornen still </text:span><text:span text:style-name="T136">patronized</text:span><text:span text:style-name="T126"> his usual spots when he was mayor, but Jisto always seemed to just miss him. Jisto never delved into the deep, asking why, but the deep was there, lurking beneath his mind.</text:span></text:p>
      <text:p text:style-name="P32"><text:span text:style-name="T126"><text:tab/></text:span><text:span text:style-name="T127">And now, Jisto stood at the foot of the door to the Architect’s sitting room, where he probably was. Something tremendously important to Jisto, but daily mundanity to the Architect.</text:span></text:p>
      <text:p text:style-name="P17"><text:tab/>Jisto’s choice was taken away after a soft but assured voice called, “Enter.”</text:p>
      <text:p text:style-name="P1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32"><text:span text:style-name="T127"><text:tab/>Every moment dripped before Jisto’s eyes. A fly looking down would see two ordinary people, one dressed a little above the fashion of the other, casually enjoying a midday munch,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28">Captain Bromston’s maps would unpin themselves from his command table</text:span><text:span text:style-name="T127">.</text:span></text:p>
      <text:p text:style-name="P32"><text:span text:style-name="T127"><text:tab/></text:span><text:span text:style-name="T128">The Architect dismissively nodded as Jisto took a seat across from him. Formality demanded that Jisto be offered </text:span><text:span text:style-name="T129">some of </text:span><text:span text:style-name="T128">tea </text:span><text:span text:style-name="T129">sitting in the kettle at the center of the table</text:span><text:span text:style-name="T128">, but he lacked the gumption at just that moment to speak up. </text:span><text:span text:style-name="T129">His toolkit of sarcastic outrage, mock indignation, and defiant persistance seemed to have taken holiday</text:span><text:span text:style-name="T128">.</text:span></text:p>
      <text:p text:style-name="P32"><text:span text:style-name="T128"><text:tab/></text:span><text:span text:style-name="T129">Jisto came to speak, but he did not want to speak first. Up to that moment he had, but maybe j. </text:span><text:span text:style-name="T130">Instead he took a moment to glance around the room, anywhere but at the architect.</text:span></text:p>
      <text:p text:style-name="P32"><text:span text:style-name="T130"><text:tab/>Apparently the mayor never used the tower. </text:span><text:span text:style-name="T131">Jisto could understand; too many stairs. </text:span><text:span text:style-name="T132">No one needs more then three stories. </text:span><text:span text:style-name="T133">So he was a little taken aback to see the walls completely decorated. </text:span><text:span text:style-name="T134">A tall bookshelf followed the curve for about one half of the wall, starting from the door Jisto walked in, to the window by the table he was seated at now. </text:span><text:span text:style-name="T135">Tapestries covered the two walls that were perpendicular. A smaller door led into what Jisto assumed to be the bedchamber.</text:span></text:p>
      <text:p text:style-name="P32"><text:span text:style-name="T134"><text:tab/></text:span><text:span text:style-name="T135">This room appeared to be the largest one in the tower suite. The antechamber did not have much of the exterior curved wall, Jisto could see that with that room and this one only a moderately sized bedchamber could occupy the remaining space.</text:span></text:p>
      <text:p text:style-name="P18"><text:tab/><text:span text:style-name="T197">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18"><text:tab/><text:span text:style-name="T197">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18"><text:tab/><text:span text:style-name="T197">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19"><text:soft-page-break/><text:tab/>“<text:span text:style-name="T197">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P57"><text:span text:style-name="T157"><text:tab/></text:span><text:span text:style-name="T158">Farian </text:span><text:span text:style-name="T157">sighed, “I don’t blame you. Too many of the folk out in the country feel the same as you.” He paused, then chuckled. “A backwards way of thinking, I’d say, but not too unsurprising. We don’t go out of </text:span><text:span text:style-name="T158">very much anymore, </text:span><text:span text:style-name="T159">before the awakening</text:span><text:span text:style-name="T158">, </text:span><text:span text:style-name="T159">but especially not </text:span><text:span text:style-name="T158">after </text:span><text:span text:style-name="T159">it</text:span><text:span text:style-name="T158">. A waste of time,” he gritted his teeth, “spent on patching that which it needs to be replaced.”</text:span></text:p>
      <text:p text:style-name="P20"><text:tab/>“I don’t understand,” Jisto managed to eek out. Barely above a whisper, the Architect didn’t seem to have a problem hearing him.</text:p>
      <text:p text:style-name="P19"><text:tab/><text:span text:style-name="T198">This time Farian gave a full bodied laugh. “And I wouldn’t expect you to, my dear boy! Tell me, were you old enough to remember it, the awakening?”</text:span></text:p>
      <text:p text:style-name="P19"><text:tab/><text:span text:style-name="T198">Thoroughly confused, Jisto once again did not have a response. Unusual for him. Better to not betray that he did not know, or at least had a less than perfect understanding, about the awakening. Whatever that was.</text:span></text:p>
      <text:p text:style-name="P19"><text:tab/><text:span text:style-name="T198">The corners of Farian’s mouth dropped towards his chin, which he grasped with both hands, elbows on the table. “Hmm, I suppose you would have a different name for it. A time when things went wrong?”</text:span></text:p>
      <text:p text:style-name="P19"><text:tab/>“<text:span text:style-name="T198">The time all of the outfield farming relics stopped working?” Curious now, Jisto nearly forgot about his original purpose coming here.</text:span></text:p>
      <text:p text:style-name="P19"><text:tab/>“<text:span text:style-name="T198">I suppose that would fit, you would have been a littler lad back then. Yes, the collection of cirule slowed down. Dramatically. It hit us hardest in the city of course-”</text:span></text:p>
      <text:p text:style-name="P19"><text:tab/><text:span text:style-name="T198">Jisto nearly scoffed.</text:span></text:p>
      <text:p text:style-name="P19">“-<text:span text:style-name="T199">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19"><text:tab/><text:span text:style-name="T199">Jisto assumed that Farian counted him among that ‘us’.</text:span></text:p>
      <text:p text:style-name="P19"><text:tab/>“<text:span text:style-name="T199">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19"><text:tab/><text:span text:style-name="T200">Jisto started to pick up the threads of where Farian was going. Big whoop.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19"><text:tab/>“<text:span text:style-name="T201">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19"><text:tab/><text:span text:style-name="T200">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19"><text:tab/>“<text:span text:style-name="T202">What about when an Architect showed up, trailed by a retinue of fifty Elsinguardian’s? Who fed them with empty pantries? And can you tell me what we got?”</text:span></text:p>
      <text:p text:style-name="P19"><text:soft-page-break/><text:tab/><text:span text:style-name="T202">Farian’s impassiveness had resumed. Calm seemed to exude from him, seemed to attack Jisto’s anger. No. Jisto needed answers. For himself. For Piper. For madi.</text:span></text:p>
      <text:p text:style-name="P19"><text:tab/>“<text:span text:style-name="T202">Hear me, crafter, we were stretched thin.”</text:span></text:p>
      <text:p text:style-name="P19"><text:tab/><text:span text:style-name="T202">There seemed to be something different about the tone of Farian’s voice. Not only that it wasn’t as charming anymore, but it felt more, unrestrained. Maybe not perfectly in control?</text:span></text:p>
      <text:p text:style-name="P19"><text:tab/>“<text:span text:style-name="T202">That’s what the last Architect said,” Jisto responded. “Yes, I was old enough to remember. Sure, he fixed out tower, but he didn’t care. It didn’t seem very important to him that several thousand people suffered. Fixing the tower seemed like a second thought to him, but it wasn’t for us.</text:span></text:p>
      <text:p text:style-name="P19"><text:tab/>“<text:span text:style-name="T202">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5">Ambassador</text:span><text:span text:style-name="T202">.”</text:span></text:p>
      <text:p text:style-name="P19"><text:tab/><text:span text:style-name="T202">Maybe Jisto went too far. Unlike him. The pressure vanished as Farian seemed to have gotten control of himself. Jisto noticed. He noticed too much.</text:span></text:p>
      <text:p text:style-name="P19"><text:tab/><text:span text:style-name="T201">Farian’s smile seemed more genuine than last time. Maybe a little too much. Farian did not seem like one to deal in excess, despite the trail of servants leading down the tower steps. That’s probably just common from one used to Elsinguard luxury.</text:span></text:p>
      <text:p text:style-name="P19"><text:tab/>“<text:span text:style-name="T201">You’re not one to be lead around the picklegroose by the nose, are you? You have a name.” <text:tab/>Jisto wanted to run. “Jisto.” Jisto wanted to cry. “Jisto au’Dor.”</text:span></text:p>
      <text:p text:style-name="P19"><text:tab/><text:span text:style-name="T201">Farian seemed to consider that, a flicker of something passed across his eyes, and perhaps a little hesitation, but soon he started speaking again. “The copies in the city failed. But out in the country- </text:span><text:span text:style-name="T26">there are no copies</text:span><text:span text:style-name="T201">. Hardly any of the others believed my theory, but I was able to prove the theories held. A few of us went out while the rest wasted their time trying to squeeze more power out of less cirule. </text:span></text:p>
      <text:p text:style-name="P21"><text:tab/>That was like trying to cure wernscale by scraping off flesh from the infected area. It doesn’t work. You have to go deeper into the problem, it’s cause, before you lose what you had forever.”</text:p>
      <text:p text:style-name="P19"><text:tab/><text:span text:style-name="T201">Jisto knew a few people who lost fingers to wernscale, and one a whole hand. </text:span></text:p>
      <text:p text:style-name="P21"><text:tab/>“And we found that the towers<text:span text:style-name="T203">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7">receiving</text:span><text:span text:style-name="T203">!</text:span></text:p>
      <text:p text:style-name="P21"><text:tab/>“<text:span text:style-name="T203">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21"><text:tab/><text:span text:style-name="T203">Farian flowed throughout his delivery. If he noticed Jisto’s increasing impatience then he gave no sign.</text:span></text:p>
      <text:p text:style-name="P21"><text:tab/>“<text:span text:style-name="T203">But what does that have to do with the precipices?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22"><text:tab/>Jisto sat quietly and thought quickly. Too much. Conspiracies were Piper’s work.</text:p>
      <text:p text:style-name="P22"><text:tab/>“I think we can solve the cirule problem. Permanently. But I need cooperation.”</text:p>
      <text:p text:style-name="P21"><text:tab/><text:span text:style-name="T204">Ah, the last piece of the puzzle. Right were Jisto fit. Wait, did the Architect know he was coming?</text:span></text:p>
      <text:p text:style-name="P21"><text:soft-page-break/><text:tab/>“<text:span text:style-name="T204">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text:span></text:p>
      <text:p text:style-name="P21"><text:span text:style-name="T98"><text:tab/></text:span><text:span text:style-name="T205">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21"><text:tab/><text:span text:style-name="T206">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21"><text:tab/><text:span text:style-name="T206">There was nothing Jisto could see that Farian could be lying about. Even if he was, there didn’t seem to be any harm in what he wanted.</text:span></text:p>
      <text:p text:style-name="P21"><text:tab/><text:span text:style-name="T207">Farian broke Jisto’s spire of thought.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21"><text:tab/>“<text:span text:style-name="T208">They’re a little like falling asleep. You have a sense that something happened, but you barely remember even stepping into one. Figure out where you want to go, step on one transpane, step out at your destination, with no time lost. Here, I can get you home quicker.” Farian said, already standing up and heading toward the bedroom door.</text:span></text:p>
      <text:p text:style-name="P23"><text:tab/>Turns out not a bedroom door at all. Jisto could barely work himself into bewilderment after Farian’s speech.</text:p>
      <text:p text:style-name="P21"><text:span text:style-name="T208"><text:tab/>“Oh, you thought I slept up here?”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Alstop would make, part of one at least. Except instead of metal this contraption was a shimmering material, glowing slightly, and appeared to </text:span><text:span text:style-name="T28">bend</text:span><text:span text:style-name="T209"> around Jisto’s line of sight whenever he looked right at it.</text:span></text:p>
      <text:p text:style-name="P21"><text:tab/><text:span text:style-name="T210">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object grew brighter and brighter. Eventually a soft glow emanated from the transpane itself, moving up and outwards from a flat surface.</text:span></text:p>
      <text:p text:style-name="P21"><text:tab/>“<text:span text:style-name="T210">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21"><text:tab/>“<text:span text:style-name="T211">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21"><text:tab/></text:p>
      <text:p text:style-name="P21"/>
      <text:p text:style-name="P24"><text:soft-page-break/><text:tab/>Jisto stepped onto the transpane. It felt <text:span text:style-name="T212">a little strange</text:span>, the light a warm brush moving up his body. <text:span text:style-name="T212">Farian, occupied with the focus for a moment, eventually looked up and said, “Think about where you want to end up. The more vivid you think, the more precise your arrival.”</text:span></text:p>
      <text:p text:style-name="P24"><text:tab/><text:span text:style-name="T213">Thoughts flickered through Jisto’s mind. His house. Drisdal market. Sofla’s loft. The light started to tug at him, but in different directions. He stayed where he was. “What happens if you think of more than one place?”</text:span></text:p>
      <text:p text:style-name="P24"><text:tab/>“<text:span text:style-name="T214">You have to focus! Get distracted and the transpane will rip you apart. You wouldn’t want half of you to end up in one place, and the other half in another would you?” The Architect looked down at his hand and shielded his eyes with his other hand. Glowing brighter, brighter than the moon on a clear night, it was hard to look at.</text:span></text:p>
      <text:p text:style-name="P24"><text:tab/><text:span text:style-name="T214">Fear gripped Jisto’s throat. </text:span></text:p>
      <text:p text:style-name="P25"><text:tab/>Farian sighed, “It’s just capitol humor, lad; you won’t get hurt. Try and focus. The ancient Architects knew what they were about when they built the transpanes.”</text:p>
      <text:p text:style-name="P25"><text:tab/>But Jisto wasn’t paying attention. His thoughts were racing, <text:span text:style-name="T215">different locations still rapidly appearing and disappearing in his head</text:span>. What had Piper said about the Architect? Dangerous, not to be trust… the light surrounding him blinked as bright as the focus, and Jisto was not.</text:p>
      <text:p text:style-name="P21"/>
      <text:p text:style-name="P26">CHAPITRE octboer</text:p>
      <text:p text:style-name="P21"/>
      <text:p text:style-name="P21"><text:tab/><text:span text:style-name="T216">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21"><text:tab/><text:span text:style-name="T217">Chelser sat alone.</text:span></text:p>
      <text:p text:style-name="P21"><text:tab/><text:span text:style-name="T217">A at chest height in the oaken door leading to the mayors office opened and a large hand thrust out a sealed envelope. Neither of the two attending servants seemed excited to see it. Both pretended the slot wasn’t open.</text:span></text:p>
      <text:p text:style-name="P21"><text:tab/><text:span text:style-name="T217">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21"><text:tab/><text:span text:style-name="T218">Before either servant returned, two more similar envelopes fell onto the floor, after an impatient hand dropped them one after the other. Except one envelope had a red seal, mixing with its golden accompaniment.</text:span></text:p>
      <text:p text:style-name="P21"><text:tab/><text:span text:style-name="T218">The first servant had returned with a bucket of warm water and a coarse brush. The water was still steaming. He stopped in his tracks and almost dropped both implements, before the second servant came back, stumbling, with three </text:span><text:span text:style-name="T29">more </text:span><text:span text:style-name="T218">servants under the weight of a copper tub. She picked had picked eyes up off the ground and nearly collapsed.</text:span></text:p>
      <text:p text:style-name="P21"><text:tab/><text:span text:style-name="T218">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9">How many servants does Mayor Bombeel </text:span><text:span text:style-name="T218">actually </text:span><text:span text:style-name="T29">have?</text:span><text:span text:style-name="T218"> She knew how many he let the public know he had. </text:span></text:p>
      <text:p text:style-name="P27">She knew how many she had been able to count, but in fifteen years and three different mayors Chelser had never seen as many different servants as with Bombeel. That was the first time Chelser saw a servant shift change.</text:p>
      <text:p text:style-name="P27"><text:soft-page-break/><text:tab/>Roused into the present by a tap on her shoulder, Chelser nearly jumped, reaching for her weapon, before a timid servant, perhaps fifteen, handed her an envelope in a shaking hand. The envelope’s golden seal broken. She <text:span text:style-name="T219">felt a pang of regret, and tried to recover by giving the lad a warm smile.</text:span></text:p>
      <text:p text:style-name="P27"><text:tab/><text:span text:style-name="T219">Chelser, lingering on what just transpired, glanced in her hands and recognized the mayors official seal, more than a little melting. Some of the wax touched her hand and she nearly jumped again.</text:span></text:p>
      <text:p text:style-name="P64"><text:tab/></text:p>
      <text:p text:style-name="P61"><text:span text:style-name="T30">The Mayor is thirsty. </text:span><text:span text:style-name="T31">Bring two glasses and a bottle of drisdal wine. Be sure not to </text:span><text:span text:style-name="T30">bring</text:span><text:span text:style-name="T31"> </text:span><text:span text:style-name="T30">one that has been </text:span><text:span text:style-name="T220">tampered</text:span><text:span text:style-name="T31">. You will recall the last servant caught adding water.</text:span></text:p>
      <text:p text:style-name="P62"/>
      <text:p text:style-name="P63">The Mayor expects for four to grab the tub, different than the last ones. Find and deliver the names of the four who brought in the tub earlier.</text:p>
      <text:p text:style-name="P64"/>
      <text:p text:style-name="P27"><text:tab/><text:tab/><text:span text:style-name="T31">The Mayor will see the guard now.</text:span></text:p>
      <text:p text:style-name="P35"/>
      <text:p text:style-name="P61"><text:span text:style-name="T31">-</text:span><text:span text:style-name="T30">M</text:span></text:p>
      <text:p text:style-name="P35"><text:tab/></text:p>
      <text:p text:style-name="P21"><text:tab/><text:span text:style-name="T220">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21"><text:tab/><text:span text:style-name="T221">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21"><text:tab/><text:span text:style-name="T221">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21"><text:tab/><text:span text:style-name="T221">Not letting her eyes leave the mayor, Chelser observed the woman return to her post, in the exact same position.</text:span></text:p>
      <text:p text:style-name="P21"><text:tab/>“<text:span text:style-name="T221">Prella, dear, I understand some servants have, ah, had some misunderstandings today?” The mayor asked, not glancing up from his pen, already scrawling across another piece of paper.</text:span></text:p>
      <text:p text:style-name="P21"><text:tab/><text:span text:style-name="T221">The woman, Prella, gave a quick, sharp nod.</text:span></text:p>
      <text:p text:style-name="P21"><text:tab/>“<text:span text:style-name="T221">Then, please, see them taken care of.”</text:span></text:p>
      <text:p text:style-name="P21"><text:tab/><text:span text:style-name="T221">Prella acknowledged the dismissal with another sharp nod. Her eyes gleamed with something unpleasant as she pushed her glasses closer to her face. A few quick, measured strides across the room, and she was at the door.</text:span></text:p>
      <text:p text:style-name="P21"><text:tab/><text:span text:style-name="T221">Chelser heard, as the door swung shut, a few quick, cheerful notes, “Ducklings, would you two be kind enough to escort me to..?”</text:span></text:p>
      <text:p text:style-name="P21"><text:tab/><text:span text:style-name="T222">Pulling a chair out in front of the desk, with its back toward the mayor, Chelser took a bowlegged seat, rested her rists on the chair’s support, and stared at the mayor. Another sloppy press of the signet, the mayor waited for the letter to disappear from his desk.</text:span></text:p>
      <text:p text:style-name="P21"><text:span text:style-name="T99"><text:tab/></text:span><text:span text:style-name="T222">Twelve years, a long-term partner, and three refugee children had taught Chelser a lot about patience. The mayor’s strategy in talking with people was to overwhelm them with his presence, which seemed to awe-inspire his more na</text:span><text:span text:style-name="T223">ï</text:span><text:span text:style-name="T222">ve visitors and annoy the more experienced ones. Either way the visitor usually spoke first. Always a mistake with Mayor </text:span><text:span text:style-name="T99">[!!!!!]</text:span><text:span text:style-name="T222">.</text:span></text:p>
      <text:p text:style-name="P21"><text:soft-page-break/><text:tab/><text:span text:style-name="T222">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21"><text:tab/>“<text:span text:style-name="T222">Have any plans to share that?” Chelser had demanded, unused to impoliteness from an office she respected. Three months of latrine duty set her straight, just not in the way the mayor and Prella probably anticipated.</text:span></text:p>
      <text:p text:style-name="P21"><text:tab/><text:span text:style-name="T224">When dealing with people more powerful than yourself there were three rules. Don’t talk first. If, for some reason, they notice your existence then its not for something </text:span><text:span text:style-name="T32">you</text:span><text:span text:style-name="T224">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21"><text:tab/><text:span text:style-name="T224">With Mayor au’Dule she broke all of them during their first meeting. But Chelser did not get to be Seargant at Arms of the guards by not learning quickly. That was her second meeting with the mayor.</text:span></text:p>
      <text:p text:style-name="P21"><text:tab/><text:span text:style-name="T225">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28"><text:tab/><text:span text:style-name="T225">W</text:span>hen she sat in the office that time she and the mayor did not speak for at least an hour and a half. Make him sweat it out. <text:span text:style-name="T225">Chelser d</text:span>efinitely didn’t have any engagements to attend to, but she knew for a fact the mayor had missed three. The Stubbornness of the powerful could be used against them, if you followed the three rules. <text:span text:style-name="T225">After that meeting, Chelser had been promoted.</text:span></text:p>
      <text:p text:style-name="P28"><text:tab/><text:span text:style-name="T226">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28"><text:tab/>“<text:span text:style-name="T226">I have a most important charge for you, Sergeant Frelip,” the mayor said only a few minutes after Chelser sat down. Unusually… quick.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28"><text:tab/><text:span text:style-name="T227">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28"><text:tab/><text:span text:style-name="T332">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text:span></text:p>
      <text:p text:style-name="P28"><text:tab/><text:span text:style-name="T228">The mayor carried on, “You see we cannot have troublemakers in the town guard.” </text:span><text:span text:style-name="T33">You mean you cannot have </text:span><text:span text:style-name="T228">justice</text:span><text:span text:style-name="T33"> for the town guard.</text:span><text:span text:style-name="T57"> </text:span><text:span text:style-name="T228">“When a guard slacks on hers or his duties it is my first priority, as mayor and noble guardian of the whole town, to take extreme action. Any one slacking on their duty is a </text:span><text:span text:style-name="T34">major</text:span><text:span text:style-name="T227"> liability to town safety.”</text:span></text:p>
      <text:p text:style-name="P28"><text:tab/><text:span text:style-name="T229">If Haryit leavings had any value, Chelser could make a fortune with this conversation. She’d heard enough of Mayor au’Dule’s speeches, especially the ones to the farmers and crafters, to recognize it. Why he bothered trying to bullshit her</text:span><text:span text:style-name="T100"> </text:span><text:span text:style-name="T229">she did not know. Perhaps to rub it in? A waste of his time.</text:span></text:p>
      <text:p text:style-name="P28"><text:tab/>“<text:span text:style-name="T230">You have until Ambassador Bouslip departs to collect your belongings and give your farewells. You will be under Ambassador Bouslip’s responsibility. I do not think you should represent the guards, </text:span><text:soft-page-break/><text:span text:style-name="T230">whose standards you dismissed.” The mayor handed her the sealed envelope. “A last task, see that this reaches the appropriate hands in Elsinguard. I think you have shown </text:span><text:span text:style-name="T35">yourself </text:span><text:span text:style-name="T231">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28"><text:tab/><text:span text:style-name="T232">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28"><text:tab/><text:span text:style-name="T233">Prella was a person who had obtained her position through sheer force of being. Discipline and such things were for those beneath her, and respect was a matter of convenience. Chelser was not a very convenient person for Prella.</text:span></text:p>
      <text:p text:style-name="P28"><text:tab/>“<text:span text:style-name="T233">It will be tragic to see you gone, Sergeant Frelip,” Prella said, her mock sadness ruined by her tone.</text:span></text:p>
      <text:p text:style-name="P28"><text:tab/><text:span text:style-name="T233">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28"><text:tab/><text:span text:style-name="T233">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6">can’t </text:span><text:span text:style-name="T233">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28"><text:tab/><text:span text:style-name="T234">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28"><text:tab/><text:span text:style-name="T234">He had promised a reward for her help. So long as Nash’s farm stayed fowl, the kids were at risk. Chelser’s compensation for guardwork, even with her… her </text:span><text:span text:style-name="T37">former</text:span><text:span text:style-name="T234"> rank barely kept them afloat. Even taking double shifts. He had promised to feed Naji, Kisto, and Neiling, if she would just let one person through the gates. To do something so wrong, it contradicted Chelser’s being. Nash had been right. </text:span><text:span text:style-name="T37">Never</text:span><text:span text:style-name="T234"> sacrifice your principles, no matter what.</text:span></text:p>
      <text:p text:style-name="P28"><text:tab/><text:span text:style-name="T234">Chelser fought back tears.</text:span></text:p>
      <text:p text:style-name="P28"/>
      <text:p text:style-name="P29">Chapter Ninetober</text:p>
      <text:p text:style-name="P29"><text:span text:style-name="T84"/></text:p>
      <text:p text:style-name="P65"><text:tab/><text:span text:style-name="T235">Jisto was. He felt several things poking into his everywhere. Well, just his front everywhere. Not a good start to the day. Was it morning even? He tried looking up.</text:span></text:p>
      <text:p text:style-name="P65"><text:tab/><text:span text:style-name="T236">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65"><text:tab/><text:span text:style-name="T237">Jisto yelled for several seconds. His frightening thoughts came crashing through his mind. A quick peer over the edge, and the ground greeted him, from three stories away. No, not the usual morning condition at all. </text:span></text:p>
      <text:p text:style-name="P66"><text:tab/>Bits of recollection filtered into his mind and slotted themselves into a mosaic of memory. Sergeant Chelser. The Architect. Some words. A transpane. Wild thoughts. And now here, further above the ground than anyone ever ought to be. On a roof.</text:p>
      <text:p text:style-name="P65"><text:soft-page-break/><text:tab/><text:span text:style-name="T238">Jisto eeked out a scream behind hands clasped on his mouth. Fright certainly would not be very sensible.</text:span></text:p>
      <text:p text:style-name="P65"><text:tab/><text:span text:style-name="T239">A thatched roof. Only the older houses, closer to the center of town, had thatch. Yes, there the cirast stood, one or two streets over. And there was only one house Jisto knew that was three stories tall.</text:span></text:p>
      <text:p text:style-name="P65"><text:tab/>“<text:span text:style-name="T238">PIPER!” he screamed, hands now cupped to either side of his mouth. Sensibility is all fine and dandy, but it didn’t seem to have good results. “Piper!” he tried, again. A couple more shouts, before a figure stepped out onto the street below.</text:span></text:p>
      <text:p text:style-name="P65"><text:tab/><text:span text:style-name="T238">Jisto saw Nadi Alstop look up, shading her eyes against the afternoon sun. “Who.. Jisto is that you? Is this some prank?”</text:span></text:p>
      <text:p text:style-name="P65"><text:tab/>“<text:span text:style-name="T238">First of all I can’t believe you would say that, and second of all NO! This is an </text:span><text:span text:style-name="T38">emergency!</text:span><text:span text:style-name="T238">” Jisto bellowed. This time his indignation was </text:span><text:span text:style-name="T38">not</text:span><text:span text:style-name="T238"> in mock.</text:span></text:p>
      <text:p text:style-name="P65"><text:tab/>“<text:span text:style-name="T238">Madi is not going to be very happy about this. Do you know the last time we thatched that roof?”</text:span></text:p>
      <text:p text:style-name="P65"><text:tab/>“<text:span text:style-name="T238">Get me down, Nadi!”</text:span></text:p>
      <text:p text:style-name="P65"><text:tab/>“<text:span text:style-name="T238">Two weeks ago! Madi was so happy! She thought we would have to do it later in the spring, but we had enough left over coin to do it early!”</text:span></text:p>
      <text:p text:style-name="P65"><text:tab/><text:span text:style-name="T238">Jisto pinched his nose and took in a deep breath. He called back down, “Great Nadi, I’m sure </text:span><text:span text:style-name="T146">Zella</text:span><text:span text:style-name="T238"> Elzi will be happy to tell me all about it </text:span><text:span text:style-name="T39">after I get down!</text:span><text:span text:style-name="T240">”</text:span></text:p>
      <text:p text:style-name="P65"><text:tab/><text:span text:style-name="T240">Nadi shrugged, and replied, “Don’t count on it Jisto, she is mighty proud of that roof.”</text:span></text:p>
      <text:p text:style-name="P65"><text:tab/><text:span text:style-name="T240">Jisto’s response was too garbled to be audible, even to himself. Only Piper ever really appreciated his, hmm, particular brand of humor.</text:span></text:p>
      <text:p text:style-name="P65"><text:tab/><text:span text:style-name="T241">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65"><text:tab/>“<text:span text:style-name="T242">You’ve always told me I know how to make a great entrance,” Jisto tried.</text:span></text:p>
      <text:p text:style-name="P65"><text:tab/><text:span text:style-name="T242">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65"><text:tab/>“<text:span text:style-name="T243">Oh, well, you see, it’s actually a hilarious story,” Jisto said, brushing straw out of his coat.</text:span></text:p>
      <text:p text:style-name="P65"><text:tab/><text:span text:style-name="T244">Piper glanced at the gaping ceiling and emitted a soft, but still audible, sigh. “It’s a good thing the weather is getting warmer. You know that if you needed to talk to me you can use the front door… right? I’m basically always in here.”</text:span></text:p>
      <text:p text:style-name="P65"><text:tab/><text:span text:style-name="T244">Jisto snorted. “Here, and the library. Although I can’t really see the difference anymore.” He gestured to all of the books, then sat on a stack twelve high. “Look it was more of an accident.”</text:span></text:p>
      <text:p text:style-name="P65"><text:tab/>“<text:span text:style-name="T244">Really. I know you like to pretend you aren’t constantly trying to prank everyone, but cut the crap. Something big happened, right? About the Architect?” He asked excitedly.</text:span></text:p>
      <text:p text:style-name="P65"><text:tab/>“<text:span text:style-name="T245">Something big, something about the Architect, but I promise you the ordeal with your roof was an accident. Geeze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65"><text:tab/><text:span text:style-name="T245">Piper looked a little bummed out. Maybe Jisto should have brought him along, Piper was the one who wanted to see the Architect in the first place. But knowing Piper he’d forget about it as soon as his brain started reacting to the information. Good ol’ reliable Piper.</text:span></text:p>
      <text:p text:style-name="P65"><text:tab/>“<text:span text:style-name="T246">So, his name is Farian?” There. Piper was on the case again. “And, family name Bouslip? </text:span><text:span text:style-name="T101"><text:s/></text:span><text:span text:style-name="T246">Sounds like an Elsinguardian name, so I guess that fits.” Jisto couldn’t think of anywhere else an </text:span><text:soft-page-break/><text:span text:style-name="T246">Architect could even come from. “What do you think he meant about wanting to get the people on his side?”</text:span></text:p>
      <text:p text:style-name="P65"><text:tab/><text:span text:style-name="T246">Jisto shrugged, “I can’t really say, Piper; this is your area of expertise. I think I’ll take him up on it.”</text:span></text:p>
      <text:p text:style-name="P65"><text:tab/><text:span text:style-name="T246">Jisto could almost hear Piper’s shock. “You… what? Jisto how far can you trust Farian? You could have died from the transpane, look where it left you!”</text:span></text:p>
      <text:p text:style-name="P65"><text:tab/><text:span text:style-name="T246">Jisto waved that aside. “I think it was my fault, Piper, I wasn’t focused.</text:span></text:p>
      <text:p text:style-name="P67"><text:span text:style-name="T248">I </text:span><text:span text:style-name="T247">don’t really know what happened Piper. I kept thinking of all sorts of places, when you’re only supposed to think of one, I got distracted, and then I was on your roof.” </text:span></text:p>
      <text:p text:style-name="P69"><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67"><text:span text:style-name="T247"><text:tab/>“</text:span><text:span text:style-name="T249">We have to figure out what he wants.”</text:span></text:p>
      <text:p text:style-name="P70"><text:tab/>Jisto nodded agreement.</text:p>
      <text:p text:style-name="P70"><text:tab/>“And then stop it.”</text:p>
      <text:p text:style-name="P70"><text:tab/>Jisto hesitated.</text:p>
      <text:p text:style-name="P70"><text:tab/>Piper looked at him. “You don’t agree.”</text:p>
      <text:p text:style-name="P67"><text:span text:style-name="T249"><text:tab/>“What if he really wants to help the town? The last one did. We’d been running low on reserves for months. And do you know what? It turns out our cirast is actually sending </text:span><text:span text:style-name="T58">out</text:span><text:span text:style-name="T249"> cirule. If it’s been weakening again, he can help.”</text:span></text:p>
      <text:p text:style-name="P67"><text:span text:style-name="T249"><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58">what</text:span><text:span text:style-name="T249"> but Farian is holding back the </text:span><text:span text:style-name="T58">why</text:span><text:span text:style-name="T249">. I don’t trust him and I don’t think you should, either.” </text:span></text:p>
      <text:p text:style-name="P67"><text:span text:style-name="T105"><text:tab/></text:span><text:span text:style-name="T250">Jisto hesitated, but his mind had been making itself up since he left his house that morning. “There’s another meeting of the trades </text:span><text:span text:style-name="T251">tomorrow night</text:span><text:span text:style-name="T250">, I think I’m going to go. I think we should both go. The Architect was there last </text:span><text:span text:style-name="T252">night, he should be there again.” Jisto held Piper’s eyes.</text:span></text:p>
      <text:p text:style-name="P67"><text:span text:style-name="T252"><text:tab/></text:span><text:span text:style-name="T147">Blessedly</text:span><text:span text:style-name="T252"> Thankfully, Piper nodded, with a deep look of consideration. “</text:span><text:span text:style-name="T251">I’ll be there. I want to hear from him myself, hear what he’s putting in our ears. </text:span><text:span text:style-name="T253">But Jisto, maybe you shouldn’t come.”</text:span></text:p>
      <text:p text:style-name="P67"><text:span text:style-name="T253"><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254">Put Piper and a mouse in the same room and see which one can get through the mousehole first.</text:span></text:p>
      <text:p text:style-name="P67"><text:span text:style-name="T254"><text:tab/></text:span><text:span text:style-name="T255">Jisto shook his head; the whole town was acting strangely. Papi ranting about weird topics, </text:span><text:span text:style-name="T256">Piper acting like… well, Jisto, and </text:span><text:span text:style-name="T333">Sergeant Chelser fired? </text:span><text:span text:style-name="T334">In Jisto’s storied history of encounters with the guards he’d never once heard Chelser make a miss hap. It’s unfair to fire her anyway, no one can stand against an expert like Jisto.</text:span><text:span text:style-name="T257"> He’d have plied his craft on the mayor if time allowed. And if his exit had not been through a transpane, of all things</text:span><text:span text:style-name="T255">. “Piper I am going to that meeting.”</text:span></text:p>
      <text:p text:style-name="P67"><text:span text:style-name="T106"><text:tab/></text:span><text:span text:style-name="T258">“</text:span><text:span text:style-name="T259">I’ll see you there, then.” He did not seem to want to talk any further. </text:span><text:span text:style-name="T260">In fact he did not escort Jisto downstairs. Not that Jisto got lost. More than twice. Strange things in town indeed. </text:span></text:p>
      <text:p text:style-name="P91"/>
      <text:p text:style-name="P71"/>
      <text:p text:style-name="P68"><text:span text:style-name="T247"><text:tab/>Sergeant Chelser </text:span><text:span text:style-name="T261">Frelip</text:span><text:span text:style-name="T247">- she would hold onto that title until her last duty was carried out to the word- did not want to disappoint Nash. Beautiful Nash, competent Nash, dealt the worst of the worst. Third farthest field from the center of town. All recovered from the tragedy twelve years ago. Except not quite. </text:span><text:span text:style-name="T261">Sure, the irrigation relics pumped water from the river, and none of the fields were fallowed anymore, but it seemed that crop yields were tapering off. Fewer and fewer over five years.</text:span></text:p>
      <text:p text:style-name="P68"><text:soft-page-break/><text:span text:style-name="T261"><text:tab/>Chelser </text:span><text:span text:style-name="T262">was not a farmer. Her job- it was still her job!- sometimes kept her away for weeks at a time. And she had been home recently. She couldn’t go back, not like this. Nash would not expect her for awhile.</text:span></text:p>
      <text:p text:style-name="P68"><text:span text:style-name="T262"><text:tab/></text:span><text:span text:style-name="T59">The coward’s way out?</text:span><text:span text:style-name="T262"> </text:span><text:span text:style-name="T60">Don’t even tell Nash? </text:span><text:span text:style-name="T262">Chelser paused and sat down on the rim of the town’s central fountain, </text:span><text:span text:style-name="T263">in </text:span><text:span text:style-name="T262">Erlin’s square. </text:span><text:span text:style-name="T264">Water certainly pumped through </text:span><text:span text:style-name="T61">these</text:span><text:span text:style-name="T264"> cirulean relics. The water soothed her slightly, but it did not solve the problem. She would have to face Nash, and tell her the truth. No more money would come in.</text:span></text:p>
      <text:p text:style-name="P68"><text:span text:style-name="T264"><text:tab/></text:span><text:span text:style-name="T265">The farm? The kids? Chelser wanted to rip the mayor’s precious gold-sealed envelope in half. </text:span><text:span text:style-name="T266">Not only would there be no more money, but Chelser could not even be around to help out. And she c</text:span><text:span text:style-name="T267">ould </text:span><text:span text:style-name="T266">not even tell Nash in person. The farm was </text:span><text:span text:style-name="T268">only half a day out, </text:span><text:span text:style-name="T267">by horse. A horse that Chelser did not have. Walking had never been a problem before. Nash had two horses stabled, but it would be too selfish to take one away for long periods of time when Chelser needed to return to work.</text:span></text:p>
      <text:p text:style-name="P72"><text:tab/>There was nothing to be done, and Chelser wanted to scream. </text:p>
      <text:p text:style-name="P68"><text:span text:style-name="T267"><text:tab/>“</text:span><text:span text:style-name="T269">Sergeant Frelip?” </text:span><text:span text:style-name="T270">said a voice from the other side of the fountain.</text:span></text:p>
      <text:p text:style-name="P67"><text:span text:style-name="T254"><text:tab/></text:span><text:span text:style-name="T270">Catching hold of her emotions, Chelser filed them away. You could not forestall grief, or other feelings, forever. But there’s a time and a place, and as long as she is Sergeant Frelip- and by golly she still is- then that time was never when dealing with townsfolk. </text:span><text:span text:style-name="T271">Even </text:span><text:span text:style-name="T270">this one.</text:span></text:p>
      <text:p text:style-name="P67"><text:span text:style-name="T270"><text:tab/>“</text:span><text:span text:style-name="T272">Jisto</text:span><text:span text:style-name="T271"> au’Dor. I did not know you had left the manor.” It was difficult to keep herself in check, but the challenge helped Chelser persist. Any job to be done is a job to be done well, </text:span><text:span text:style-name="T273">no matter the personal stake</text:span><text:span text:style-name="T271">.</text:span></text:p>
      <text:p text:style-name="P67"><text:span text:style-name="T271"><text:tab/>“</text:span><text:span text:style-name="T273">Yeah I took an express way out. That ambassador sure has some tricks up his sleeve. It’s a funny story, really. I was getting ready to leave and...”</text:span></text:p>
      <text:p text:style-name="P67"><text:span text:style-name="T273"><text:tab/>“Master au’Dor on a normal day I would humor your stories. I will not bandy words. I request that you find someone else to bother.” Well, if she did not have long left to be a guard, then the rules of formal citizen engagement could go find </text:span><text:span text:style-name="T274">a </text:span><text:span text:style-name="T291">silvered haryit</text:span><text:span text:style-name="T273">.</text:span></text:p>
      <text:p text:style-name="P67"><text:span text:style-name="T273"><text:tab/>“</text:span><text:span text:style-name="T275">Quite right Sergeant Frelip, today is not a normal day at all, so I won’t spin you any stories. </text:span><text:span text:style-name="T276">Your precious ambassador, he might be up to something,” </text:span><text:span text:style-name="T272">au’Dor </text:span><text:span text:style-name="T276"><text:s/>replied.</text:span></text:p>
      <text:p text:style-name="P67"><text:span text:style-name="T276"><text:tab/>Chelser did not owe Jisto au’Dor anything. She did </text:span><text:span text:style-name="T62">not</text:span><text:span text:style-name="T276">. But the concerns of a citizen, those can’t be as easily dismissed. Still, she had some reservations. </text:span><text:span text:style-name="T272">au’Dor </text:span><text:span text:style-name="T276"><text:s/>was already involved in ruining her life once today, </text:span><text:span text:style-name="T277">even if it wasn’t specificall his fault</text:span><text:span text:style-name="T276">. A practical prankster has no lines, or else oversteps them.</text:span></text:p>
      <text:p text:style-name="P67"><text:span text:style-name="T276"><text:tab/></text:span><text:span text:style-name="T278">Cautiously, Chelser probed, </text:span><text:span text:style-name="T276">“</text:span><text:span text:style-name="T279">If you are making accusations without just reason, of an esteemed visitor to the town, then perhaps a little acquaintance with the blocks would help. Do you have something more specific, or is the </text:span><text:span text:style-name="T63">ambassador from Elsinguard</text:span><text:span text:style-name="T279"> just ‘up to something’?”</text:span></text:p>
      <text:p text:style-name="P67"><text:span text:style-name="T279"><text:tab/></text:span><text:span text:style-name="T272">“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67"><text:span text:style-name="T272"><text:tab/></text:span><text:span text:style-name="T277">Au’Dor continued, “I wish I was kidding, then we could all have a good laugh,” </text:span><text:span text:style-name="T64">A good laugh at all the annoyance your jokes cause? “</text:span><text:span text:style-name="T277">But I am dead serious. And early I was, to my misfortune, almost seriously dead,” </text:span><text:span text:style-name="T64">He can’t resist. Even when he’s trying to get me to do something, he’ll work in a joke. “</text:span><text:span text:style-name="T277">Chelser, the ambassador might be planning to hurt the town.” </text:span><text:span text:style-name="T64">And, to close it in, use my first name and accuse a high standing official of a serious crime</text:span><text:span text:style-name="T277">.</text:span></text:p>
      <text:p text:style-name="P67"><text:span text:style-name="T277"><text:tab/>“Very </text:span><text:span text:style-name="T280">good,</text:span><text:span text:style-name="T277"> master au’Dor,” she paused, “but if you want to pull some lark on me, you should have gone with something smaller. Maybe seeing a thief dash away down a side street. </text:span><text:span text:style-name="T280">It’s hard to believe any such thing of what you said; it wasn’t very convincing.”</text:span></text:p>
      <text:p text:style-name="P67"><text:span text:style-name="T280"><text:tab/>She saw au’Dor work his jaw. Perhaps trying to plot how this could still go in his favor. Chelser did not like to be so blunt, but right now au’Dor was distracting her from very real problems. She </text:span><text:soft-page-break/><text:span text:style-name="T280">needed a quick out, </text:span><text:span text:style-name="T281">feelings</text:span><text:span text:style-name="T280">.</text:span><text:span text:style-name="T107"> </text:span><text:span text:style-name="T281">It would be too much effort trying to get Jisto out of her hair, and also making him think he got one over on her like earlier. Effort Chelser did not have.</text:span></text:p>
      <text:p text:style-name="P67"><text:span text:style-name="T281"><text:tab/>“Chelser </text:span><text:span text:style-name="T282">I’m pleading now. You think I’m trying to do something mean, but how can I show that is not the case?” He sighed, “Can you at least do me one favor before deciding if you believe me or not? There’s a meeting of the trades tomorrow night. I know you aren’t a craftsolk or a farmer, but anyone in town can come. I will be there, and I think the </text:span><text:span text:style-name="T283">Architect</text:span><text:span text:style-name="T282"> will </text:span><text:span text:style-name="T283">be there, </text:span><text:span text:style-name="T282">too. Please, give me that time to prove myself.”</text:span></text:p>
      <text:p text:style-name="P67"><text:span text:style-name="T282"><text:tab/></text:span><text:span text:style-name="T283">There is a fairly high chance Chelser would have to be at the meeting anyway. That close to the ambassador’s departure likely he would want to keep Chelser close, integrated with his travel party. </text:span><text:span text:style-name="T284">She knew he slept in the cleanest inn in town, which interestingly was not the most expensive one. Or, maybe unsurprisingly. It would probably be appropriate to head there tonight and get a head start. If she could not help her family, then she could do her best, at the very least, with one task.</text:span></text:p>
      <text:p text:style-name="P67"><text:span text:style-name="T284"><text:tab/></text:span><text:span text:style-name="T285">And maybe accepting Jisto’s proposition would give her a bit of leverage. He would not know she’s on the trip to Elsinguard. And surely the ambassador would like to know that the lad who spoke with him also harbored some </text:span><text:span text:style-name="T286">doubts about his character. </text:span><text:span text:style-name="T287">Yes, she would accept. But first a little fun.</text:span></text:p>
      <text:p text:style-name="P67"><text:span text:style-name="T287"><text:tab/>“</text:span><text:span text:style-name="T288">I don’t see why I should help you, Jisto au’Dor,” </text:span><text:span text:style-name="T289">she relished the next part, “after all, your little scheme lost me my position.”</text:span></text:p>
      <text:p text:style-name="P73"><text:tab/>Jisto moved his head slightly back. He mouthed the words to himself. “So, you’re no longer… Sergeant?”</text:p>
      <text:p text:style-name="P67"><text:span text:style-name="T289"><text:tab/>“I am no longer a guard.” </text:span><text:span text:style-name="T65">That</text:span><text:span text:style-name="T289"> got him.</text:span></text:p>
      <text:p text:style-name="P73"><text:tab/>Jisto took a physical step back. “Chelser I… I don’t know what to say...”</text:p>
      <text:p text:style-name="P73"><text:tab/>And now to have some fun and let him sweat it further. “If you truly think the ambassador is doing something wrong, maybe I can get my job back with the mayor. I will be at the meeting tomorrow night.”</text:p>
      <text:p text:style-name="P73"><text:tab/>Jisto nodded, then nodded more vigorously. “Yes, if the ambassador is up to something, you’ll be the one who takes credit for it. It is a gamble though, Chelser, he might be up to nothing at all. It’s only a hunch.”</text:p>
      <text:p text:style-name="P67"><text:span text:style-name="T289"><text:tab/>Oi vey, this lad has really convinced </text:span><text:span text:style-name="T65">himself!</text:span></text:p>
      <text:p text:style-name="P73"><text:tab/>She watched Jisto wrap his hand around something hanging beneath his neck. “I can be very persuasive, I might be able to talk to the mayor...”</text:p>
      <text:p text:style-name="P73"><text:tab/>Chelser stopped him with her palm. “That will not help, you will only make it worse. I need to go now, and I expect you to not let me down.” She stood up and made to leave.</text:p>
      <text:p text:style-name="P73"><text:tab/>“I’ll… I’ll try, Chelser.”</text:p>
      <text:p text:style-name="P67"><text:span text:style-name="T289"><text:tab/></text:span><text:span text:style-name="T290">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92"/>
      <text:p text:style-name="P74"/>
      <text:p text:style-name="P86">Chapter 10ber. Tenber.</text:p>
      <text:p text:style-name="P87"/>
      <text:p text:style-name="P75">(kalysto is not really crazy, and I think she really ought to have a role earlier. We are almost halfway through the book! But we also havent REALLY moved the plot anywhere, except maybe to the basecamp of everest in terms of plot progression)</text:p>
      <text:p text:style-name="P76"><text:tab/></text:p>
      <text:p text:style-name="P77"><text:tab/><text:span text:style-name="T40">What is going on?</text:span><text:span text:style-name="T292">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77"><text:soft-page-break/><text:tab/><text:span text:style-name="T293">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77"><text:tab/><text:span text:style-name="T41">It won’t, </text:span><text:span text:style-name="T294">said a voice in Jisto’s head that sounded an awful lot like Piper. </text:span><text:span text:style-name="T41">All I need is for her to come to the meeting in case the Architect is planning something he didn’t tell me about.</text:span><text:span text:style-name="T294"> It gave Jisto a bit of comfort knowing that his involvement could not make anything </text:span><text:span text:style-name="T41">worse</text:span><text:span text:style-name="T294"> for Chelser Frelip.</text:span></text:p>
      <text:p text:style-name="P77"><text:tab/><text:span text:style-name="T294">He put Chelser out of his mind. Weird to think of her on a first name basis, but he felt almost a kinship with her. Something about the way she responded… he would think about it later. Next, Papi needed to be told.</text:span></text:p>
      <text:p text:style-name="P77"><text:tab/><text:span text:style-name="T295">There was obviously no need to convince Papi to attend the meeting that he himself organized. Jisto just had to make sure the Architect would show up, and that Papi would be open scrutinizing Farian’s motives.</text:span></text:p>
      <text:p text:style-name="P77"><text:tab/><text:span text:style-name="T295">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77"><text:tab/><text:span text:style-name="T296">Papi could do more things just as well if he applied himself, Jisto was sure. But Papi seemed bent on living the simplest life possible. It seemed to work well for enough, Jisto just got a little frustrated at the lack of variety.</text:span></text:p>
      <text:p text:style-name="P77"><text:span text:style-name="T102"><text:tab/></text:span><text:span text:style-name="T297">Ah but why worry. Jisto picked up his pace and was soon upon his home. A few things stood out.</text:span></text:p>
      <text:p text:style-name="P77"><text:tab/><text:span text:style-name="T297">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77"><text:tab/><text:span text:style-name="T298">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77"><text:tab/><text:span text:style-name="T298">And finally on walking in Jisto heard a new voice. Presumably belonging to the owner of the horse outside. It sounded familiar.</text:span></text:p>
      <text:p text:style-name="P77"><text:tab/><text:span text:style-name="T298">Jisto burst into the back room, not taking in anything except for </text:span><text:span text:style-name="T42">her</text:span><text:span text:style-name="T298">. The soft, shoulder-length brown hair, smoothed forehead and highcheekbones, it was a face he had seen on only one person before. Except for… </text:span></text:p>
      <text:p text:style-name="P78"><text:tab/>“Madi?” Jisto couldn’t stop himself before he realized. </text:p>
      <text:p text:style-name="P77"><text:span text:style-name="T298"><text:tab/>Her eyes. Madi’s eyes had been dark gray, flecked with brown. This </text:span><text:span text:style-name="T42">imposter’s </text:span><text:span text:style-name="T298">eyes were completely brown, and deeply so. Her face seemed harder too. Jisto should have seen before. He was a </text:span><text:span text:style-name="T42">gorram</text:span><text:span text:style-name="T298"> fool. A stupid, piece of…</text:span></text:p>
      <text:p text:style-name="P77"><text:tab/><text:span text:style-name="T298">He forced his hand away from his necklace, not even feeling the puncture marks on his palm, as tears forced themselves from his eyes.</text:span></text:p>
      <text:p text:style-name="P77"><text:tab/>“<text:span text:style-name="T299">He doesn’t know?” The stranger asked. She asked in the way of the Architect. It was not </text:span><text:span text:style-name="T43">really</text:span><text:span text:style-name="T299">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77"><text:tab/><text:span text:style-name="T299">Papi looked up at Jisto and exhaled a long, drawn out breath. “I’ve kept this from him for good reason. I don’t think he’s developed enough to know.”</text:span></text:p>
      <text:p text:style-name="P77"><text:soft-page-break/><text:tab/><text:span text:style-name="T299">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3">we</text:span><text:span text:style-name="T299"> in that decision, was there?”</text:span></text:p>
      <text:p text:style-name="P77"><text:tab/><text:span text:style-name="T299">Papi seemed to tense at those words. “It’s not what she wanted.”</text:span></text:p>
      <text:p text:style-name="P79"><text:tab/>Jisto raised his hand. “Just… Pause. Who are you talking about? Introduce me to what?”</text:p>
      <text:p text:style-name="P77"><text:tab/><text:span text:style-name="T300">The Stranger inspected him. Maybe she’d be comparing notes with Farian later. Jisto would not bet against it given today’s events. “I am Kalysto. But you would know me as your aunt, if my sister and brother-in-law here knew what was best for you.”</text:span></text:p>
      <text:p text:style-name="P77"><text:tab/><text:span text:style-name="T301">Madi’s sister? His aunt? Piper turned his head towards papi in question. “Papi I didn’t think we had any other family.”</text:span></text:p>
      <text:p text:style-name="P77"><text:tab/><text:span text:style-name="T302">Papi was about to speak but Kalysto cut in.</text:span></text:p>
      <text:p text:style-name="P77"><text:tab/>“<text:span text:style-name="T302">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text:span></text:p>
      <text:p text:style-name="P77"><text:span text:style-name="T303"><text:tab/>Jisto remembered the question he had. “Papi I have to ask you, before you go,” he readied himself. “is the Architect going to be at tomorrow’s meeting of the trades?</text:span></text:p>
      <text:p text:style-name="P77"><text:tab/>“<text:span text:style-name="T304">What do you know of him, and why do you want to know that of all things?” Papi’s usual sharpness back in his voice.</text:span></text:p>
      <text:p text:style-name="P77"><text:tab/><text:span text:style-name="T304">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77"><text:tab/><text:span text:style-name="T305">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77"><text:tab/>“<text:span text:style-name="T305">Jisto, will you extinguish the candles after we’re gone?” He heard papi say from the front of the building.</text:span></text:p>
      <text:p text:style-name="P77"><text:tab/><text:span text:style-name="T305">A frustrated Jisto grabbed the snuffer and extinguished the candles while looking out at the two mounted figures make their way into the early evening.</text:span></text:p>
      <text:p text:style-name="P88"/>
      <text:p text:style-name="P89"/>
      <text:p text:style-name="P77"/>
      <text:p text:style-name="P77"><text:tab/><text:span text:style-name="T306">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77"><text:tab/><text:span text:style-name="T306">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77"><text:tab/><text:span text:style-name="T44">No need to think about that now</text:span><text:span text:style-name="T307">, Kalysto thought. </text:span><text:span text:style-name="T44">I have to focus, but being here, where she lived…</text:span></text:p>
      <text:p text:style-name="P80"><text:tab/>“Jisto’s a fine lad,” spoke Erling, finally. A simple statement, and not one Kalysto could argue with very well. Not that she needed to, but she liked to keep her options open. </text:p>
      <text:p text:style-name="P77"><text:tab/>“<text:span text:style-name="T307">He takes after her, you know. It has been a monumental task, keeping the truth from him,” Erling continued, a touch of wistfulness entering his tone. “I know you cannot see why yet, but you should know that first. And you should know Ellin did not want </text:span><text:span text:style-name="T44">that</text:span><text:span text:style-name="T307"> part of her to emerge in him.”</text:span></text:p>
      <text:p text:style-name="P77"><text:soft-page-break/><text:tab/><text:span text:style-name="T307">Kalysto used that point to wedge in on. “What specifically, Erling? Her family, </text:span><text:span text:style-name="T44">our</text:span><text:span text:style-name="T307"> family, or her talents?”</text:span></text:p>
      <text:p text:style-name="P77"><text:span text:style-name="T307"><text:tab/>“Both, I think. We were never worried about the cirule, the last time an Architect showed up he explained that the Dome did a pretty good job of absorbing most of it. But her family, that is harder to explain when none of them are around.”</text:span></text:p>
      <text:p text:style-name="P81"><text:tab/>“You did not welcome me with a open doors and a warm hearth, if my memory still serves.”</text:p>
      <text:p text:style-name="P77"><text:tab/><text:span text:style-name="T308">Erling sighed, “No, Kalysto, because that Architect knew we were hiding something. And then a stranger in town shows up? You saw what happened to Ellin. I cannot let the same thing happen to Jisto.”</text:span></text:p>
      <text:p text:style-name="P77"><text:tab/><text:span text:style-name="T308">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77"><text:tab/>“<text:span text:style-name="T308">Eleven years ago an Architect visited because the concentration of cirule in town ran low, and relics stopped functioning, correct?” Kalysto queried. Erling would probably pick up that she was baiting him, but she counted on him taking it anyway.</text:span></text:p>
      <text:p text:style-name="P77"><text:tab/>“<text:span text:style-name="T308">Yes,” came the reluctant response.</text:span></text:p>
      <text:p text:style-name="P77"><text:tab/>“<text:span text:style-name="T308">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77"><text:tab/>“<text:span text:style-name="T309">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77"><text:tab/>“<text:span text:style-name="T310">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82"><text:tab/>“Beyond the Dome,” she breathed in conclusion.</text:p>
      <text:p text:style-name="P77"><text:tab/><text:span text:style-name="T310">Erling finally had courtesy to show shock. “But the only place they could travel...”</text:span></text:p>
      <text:p text:style-name="P77"><text:tab/>“<text:span text:style-name="T310">Is to the westerlins,” Kalysto finished for him. “Erling that would undermine everything the surviving cirulists have striven for.”</text:span></text:p>
      <text:p text:style-name="P77"><text:tab/><text:span text:style-name="T310">A little bit of color had returned to Erling’s face. He said, “Kalysto I understand how that is a problem. And we can even do this your way- but you need to leave Jisto out of it.” She had hoped to keep him shaken for a little longer, but so be it.</text:span></text:p>
      <text:p text:style-name="P77"><text:tab/><text:span text:style-name="T310">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77"><text:tab/><text:span text:style-name="T310">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77"><text:tab/><text:span text:style-name="T311">Erling stopped walking. “What are you saying?”</text:span></text:p>
      <text:p text:style-name="P77"><text:tab/>“<text:span text:style-name="T311">That your friendly Architect was practicing his skills in using a transpane without an endpoint, and he sent Jisto as his test subject. I could detect residual cirule, Erling, and traces of it did not originate from the Cirulean Protocol.”</text:span></text:p>
      <text:p text:style-name="P77"><text:tab/><text:span text:style-name="T311">Erling went down to his knees, hands shaking. His typical, composed self, dissolved at the thought of his son being in any proximity to the Architect. Kalysto was glad she did not have to spell it </text:span><text:soft-page-break/><text:span text:style-name="T311">out for him. Jisto was a cirulist, and it had always been inevitable that signs would show. Unfortunately the Architect could probably read those signs, too.</text:span></text:p>
      <text:p text:style-name="P77"><text:tab/>“<text:span text:style-name="T312">Kalysto you have to keep him safe. Take him out side of the Dome. Take him away from that man,” Erling pleaded.</text:span></text:p>
      <text:p text:style-name="P77"><text:tab/><text:span text:style-name="T313">This was the hard part. “I can’t.”</text:span></text:p>
      <text:p text:style-name="P77"><text:tab/>“<text:span text:style-name="T313">What?” Erling demanded.</text:span></text:p>
      <text:p text:style-name="P77"><text:tab/>“<text:span text:style-name="T313">I have to take him deeper with me.”</text:span></text:p>
      <text:p text:style-name="P77"><text:tab/>“<text:span text:style-name="T313">Kalysto are you trying to get Jisto killed? You, you can put yourself in danger all you please, after not stepping in to help Ellin. But Jisto’s life is not yours to gamble with,” Erling said, an edge of finality trying to make itself felt.</text:span></text:p>
      <text:p text:style-name="P77"><text:tab/><text:span text:style-name="T313">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77"><text:tab/><text:span text:style-name="T314">A heavy burden. But Kalysto was always the strongest of her siblings.</text:span></text:p>
      <text:p text:style-name="P77"><text:tab/>“<text:span text:style-name="T315">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77"><text:tab/><text:span text:style-name="T315">Erling was not satisfied. “How are you going to protect Jisto?”</text:span></text:p>
      <text:p text:style-name="P77"><text:tab/><text:span text:style-name="T315">This time Kalysto smiled, a smile from the soul. “I’m going to say it was me.”</text:span></text:p>
      <text:p text:style-name="P77"><text:tab/><text:span text:style-name="T316">An award ought to be given for withstanding constant surprises. Especially if many of them are worthy of a long drag off a short pipe to settle nerves on their own. If such an award were given, Erling would have it hands down.</text:span></text:p>
      <text:p text:style-name="P77"><text:span text:style-name="T103"><text:tab/></text:span><text:span text:style-name="T316">“Kalysto the Architect will strike you down before the words finish leaving your mouth!” Erling <text:s/>quietly shouted. Quite a feat, that. Exasperation leaked out of his sentence.</text:span></text:p>
      <text:p text:style-name="P77"><text:tab/><text:span text:style-name="T317">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77"><text:tab/><text:span text:style-name="T318">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77"><text:tab/><text:span text:style-name="T318">To Erling she said, “I will keep Jisto safe, and your people will keep me safe. The Architect won’t try anything in front of a crowd that’s suddenly had a legend brought into their worlds.”</text:span></text:p>
      <text:p text:style-name="P77"><text:tab/><text:span text:style-name="T318">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77"><text:tab/><text:span text:style-name="T319">Perhaps it was the light, but a small change seemed to come over Erling. Finally, he nodded.</text:span></text:p>
      <text:p text:style-name="P77"><text:tab/>“<text:span text:style-name="T319">They won’t believe you right away if you surprise them dramatically,” he said. “I can help with that. I just need to know Jisto will be kept safe.”</text:span></text:p>
      <text:p text:style-name="P77"><text:tab/><text:span text:style-name="T320">Kalysto nodded. Much more than a nod, it conveyed the respect and understanding Erling needed to know she would satisfy that obligation.</text:span></text:p>
      <text:p text:style-name="P83"><text:tab/>“I still want to go see where the Architect is bedding in,” Kalysto said.</text:p>
      <text:p text:style-name="P83"><text:soft-page-break/><text:tab/>It was Erling’s turn to nod. He resumed walking in the direction they had been heading.</text:p>
      <text:p text:style-name="P77"><text:span text:style-name="T320"><text:tab/>“Oh, and Erling,” he stopped and turned to face her, “do not </text:span><text:span text:style-name="T45">ever</text:span><text:span text:style-name="T320"> accuse me again of being responsible for Ellin’s death.”</text:span></text:p>
      <text:p text:style-name="P77"><text:tab/><text:span text:style-name="T320">She asked herself if she could have done more everyday. And every day the answer was the same. </text:span><text:span text:style-name="T45">Not without killing everyone else.</text:span></text:p>
      <text:p text:style-name="P90"><text:tab/></text:p>
      <text:p text:style-name="P77"><text:span text:style-name="T45"><text:tab/></text:span></text:p>
      <text:p text:style-name="P77"><text:tab/></text:p>
      <text:p text:style-name="P84"><text:tab/><text:span text:style-name="T46">Nash, </text:span><text:span text:style-name="T321">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84"><text:tab/><text:span text:style-name="T47">First you need to know how much I love you and the kids. You already know this but I need to say it because it is important. I will not be home for awhile.</text:span></text:p>
      <text:p text:style-name="P85"><text:tab/>It was too hard. Too hard to write to Nash and practically say Chelser was abandoning the family. Too hard to be a failure.</text:p>
      <text:p text:style-name="P84"><text:tab/><text:span text:style-name="T47">I won’t ever have enough words to explain why, but please remember what I said. I love you and nothing will change that.</text:span></text:p>
      <text:p text:style-name="P84"><text:span text:style-name="T47"><text:tab/></text:span><text:span text:style-name="T322">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84"><text:tab/><text:span text:style-name="T47">Something happened at work today that I cannot, in all the moons I’ve seen twice over, make up for. I lost touch with honor, in a scant hope that I could help the farm.</text:span></text:p>
      <text:p text:style-name="P84"><text:span text:style-name="T47"><text:tab/></text:span><text:span text:style-name="T322">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84"><text:tab/><text:span text:style-name="T47">I hope I have not fallen far in your eyes. That is a selfish thing to wish for, for what I am about to do; I cannot help but hope.</text:span></text:p>
      <text:p text:style-name="P84"><text:span text:style-name="T47"><text:tab/>Please let the children know that I love them. Tell them madi had to leave on an important job. Please spare them the knowledge their madi failed. If I cannot ever come back, and I pray to I will, then the last selfish thing I can ever ask is that they remember me well. </text:span><text:span text:style-name="T48">I am enclosing the last of my earnings. Please use it to make sure the farm stays afloat. I know you can...</text:span></text:p>
      <text:p text:style-name="P84"><text:span text:style-name="T48"><text:tab/></text:span><text:span text:style-name="T323">Chelser was interrupted by a knock on her door.</text:span><text:span text:style-name="T47"> </text:span><text:span text:style-name="T323">Ink dripped off her pen. She quickly blotted it up, put down her supplies, and went to answer the knock.</text:span></text:p>
      <text:p text:style-name="P84"><text:tab/><text:span text:style-name="T323">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84"><text:tab/><text:span text:style-name="T324">Don’t talk first.</text:span></text:p>
      <text:p text:style-name="P84"><text:tab/>“<text:span text:style-name="T325">I can offer you the services of my personal scribe, if you’d like,” said the ambassador, eying her incomplete letter.</text:span></text:p>
      <text:p text:style-name="P84"><text:tab/>“<text:span text:style-name="T325">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84"><text:tab/>“<text:span text:style-name="T324">Chelser, may I call you Chelser?”</text:span></text:p>
      <text:p text:style-name="P84"><text:tab/><text:span text:style-name="T324">She nodded. Be polite. Accommodate.</text:span></text:p>
      <text:p text:style-name="P84"><text:tab/><text:span text:style-name="T324">The ambassador smiled. “Please, call me Farian. I want this to be a productive relationship. And that cannot happen until we are honest with each other.”</text:span></text:p>
      <text:p text:style-name="P84"><text:tab/><text:span text:style-name="T324">Chelser could see straight through him. He would explain how he noticed she did not participate in the travel group activities, kept to herself. He would hazard that something was wrong. He would </text:span><text:soft-page-break/><text:span text:style-name="T324">make a guess, close but not too close, to the truth. Then, in a move to show vulnerability (and for Chelser to do the same,) he would offer her help.</text:span></text:p>
      <text:p text:style-name="P84"><text:tab/>“<text:span text:style-name="T326">The task I set out for you has disrupted your life, in a way that goes beyond just you. Your husband. Your children. Maybe even your coworkers?”</text:span></text:p>
      <text:p text:style-name="P84"><text:tab/><text:span text:style-name="T326">Farian was doing as she predicted, but something still felt off. He was speaking closer to her heart than anyone trying to tenderly earn her good graces ever would. He got a major detail wrong, but the spirit of his words</text:span></text:p>
      <text:p text:style-name="P84"><text:tab/>“<text:span text:style-name="T327">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84"><text:tab/><text:span text:style-name="T327">He hit all of the marks of a person trying to sneak themselves into someone’s emotional interior, but Chelser realized she </text:span><text:span text:style-name="T49">wanted</text:span><text:span text:style-name="T327"> that. His offer was genuine. And, if nothing else, generous. Why was she not alarmed?</text:span></text:p>
      <text:p text:style-name="P84"><text:tab/><text:span text:style-name="T327">A sudden doubt rose in her mind. His offer was impossible to keep. They could not walk, or even ride, to Nash’s farm and be back before tomorrow evening. She felt stupid, stupid for almost weasling into her weaknesses…</text:span></text:p>
      <text:p text:style-name="P84"><text:tab/><text:span text:style-name="T328">Farian waved his hand. </text:span>“<text:span text:style-name="T328">If you are worried about how, leave that to me.” He procured a small, pyramid-like object made of a smooth translucent material.</text:span></text:p>
      <text:p text:style-name="P84"><text:tab/>“<text:span text:style-name="T328">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84"><text:tab/><text:span text:style-name="T328">Chelser was dumbfounded. Here he was, Farian, an </text:span><text:span text:style-name="T50">Architect</text:span><text:span text:style-name="T328"> promising to use a long lost art just so Chelser good speak a few words to her family. It was too good to be true. It </text:span><text:span text:style-name="T50">was</text:span><text:span text:style-name="T328"> too good to be true. But it would be easy to prove. Today, she would give him the benefit of the doubt. Tomorrow, she would see if he deserved it.</text:span></text:p>
      <text:p text:style-name="P84"><text:tab/><text:span text:style-name="T328">Chelser accepted the meal and filled out the rest of her evening with silent contemplation.</text:span></text:p>
      <text:p text:style-name="P77"/>
      <text:p text:style-name="P86">Chapter <text:span text:style-name="T329">11</text:span></text:p>
      <text:p text:style-name="P87"/>
      <text:p text:style-name="P21"><text:tab/><text:span text:style-name="T329">A bright sunny morning pierced Farian’s eyelids. He cracked them open against gaining the light through his window. A sure sign as any that today would go well.</text:span></text:p>
      <text:p text:style-name="P21"><text:tab/><text:span text:style-name="T329">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21"><text:tab/><text:span text:style-name="T329">He paused in his thoughts. Chelser was a folk like any other, unwittingly wrapped up in his agenda. She deserved better, and if all worked out well she would have the best. He did not like it for others to feel pain, not when he could help.</text:span></text:p>
      <text:p text:style-name="P30"><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p>
      <text:p text:style-name="P21"><text:tab/><text:span text:style-name="T330">But now the road ahead would be hard, and it would do both of them good if he could put Chelser’s mind at ease, if she would cooperate. Sick of worry for her family. He was just glad it was </text:span><text:soft-page-break/><text:span text:style-name="T330">not something else, like a latent distrust of Elsinfolk. Some of the folk in the country had backwards notion of the capitol and how it operated.</text:span></text:p>
      <text:p text:style-name="P21"><text:tab/><text:span text:style-name="T331">Farian sighed. Whatever their ideas, the countryfolk probably were not too far from the truth. 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23:54:58.495813512</meta:creation-date>
    <dc:date>2017-11-16T00:13:39.449992021</dc:date>
    <meta:editing-duration>PT6M40S</meta:editing-duration>
    <meta:editing-cycles>2</meta:editing-cycles>
    <meta:generator>LibreOffice/5.4.1.2$Linux_X86_64 LibreOffice_project/40m0$Build-2</meta:generator>
    <meta:document-statistic meta:table-count="0" meta:image-count="0" meta:object-count="0" meta:page-count="34" meta:paragraph-count="537" meta:word-count="22738" meta:character-count="128298" meta:non-whitespace-character-count="105517"/>
  </office:meta>
</office:document-meta>
</file>